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list-format-name="NLF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list-format-name="NLF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8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list-format-name="NLF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ptos Display" fo:font-size="14pt" style:font-size-asian="14pt" style:font-size-complex="14pt"/>
    </style:style>
    <style:style style:name="T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Aptos Display" fo:font-size="14pt" style:font-size-asian="14pt" style:font-size-complex="14pt"/>
    </style:style>
    <style:style style:name="T5" style:parent-style-name="DefaultParagraphFont" style:family="text">
      <style:text-properties style:font-name="Aptos Display" fo:font-size="14pt" style:font-size-asian="14pt" style:font-size-complex="14pt"/>
    </style:style>
    <style:style style:name="T6" style:parent-style-name="Emphasis" style:family="text">
      <style:text-properties style:font-name="Aptos Display" fo:font-size="14pt" style:font-size-asian="14pt" style:font-size-complex="14pt"/>
    </style:style>
    <style:style style:name="T7" style:parent-style-name="DefaultParagraphFont" style:family="text">
      <style:text-properties style:font-name="Aptos Display" fo:font-size="14pt" style:font-size-asian="14pt" style:font-size-complex="14pt"/>
    </style:style>
    <style:style style:name="P8" style:parent-style-name="Standard" style:family="paragraph">
      <style:text-properties style:font-name="Aptos Display" fo:font-size="14pt" style:font-size-asian="14pt" style:font-size-complex="14pt"/>
    </style:style>
    <style:style style:name="P9" style:parent-style-name="Standard" style:family="paragraph">
      <style:text-properties style:font-name="Aptos Display" fo:font-size="14pt" style:font-size-asian="14pt" style:font-size-complex="14pt"/>
    </style:style>
    <style:style style:name="T10" style:parent-style-name="DefaultParagraphFont" style:family="text">
      <style:text-properties style:font-name="Aptos Display" fo:font-size="14pt" style:font-size-asian="14pt" style:font-size-complex="14pt"/>
    </style:style>
    <style:style style:name="T11" style:parent-style-name="StrongEmphasis" style:family="text">
      <style:text-properties style:font-name="Aptos Display" fo:font-size="14pt" style:font-size-asian="14pt" style:font-size-complex="14pt"/>
    </style:style>
    <style:style style:name="T12" style:parent-style-name="DefaultParagraphFont" style:family="text">
      <style:text-properties style:font-name="Aptos Display" fo:font-size="14pt" style:font-size-asian="14pt" style:font-size-complex="14pt"/>
    </style:style>
    <style:style style:name="T13" style:parent-style-name="StrongEmphasis" style:family="text">
      <style:text-properties style:font-name="Aptos Display" fo:font-weight="bold" style:font-weight-asian="bold" style:font-weight-complex="bold" fo:language="en" fo:country="US"/>
    </style:style>
    <style:style style:name="P14" style:parent-style-name="Quotations" style:family="paragraph">
      <style:paragraph-properties fo:margin-left="0in">
        <style:tab-stops/>
      </style:paragraph-properties>
    </style:style>
    <style:style style:name="T15" style:parent-style-name="DefaultParagraphFont" style:family="text">
      <style:text-properties style:font-name="Aptos Display" fo:font-size="14pt" style:font-size-asian="14pt" style:font-size-complex="14pt"/>
    </style:style>
    <style:style style:name="T16" style:parent-style-name="Emphasis" style:family="text">
      <style:text-properties style:font-name="Aptos Display" fo:font-size="14pt" style:font-size-asian="14pt" style:font-size-complex="14pt"/>
    </style:style>
    <style:style style:name="T17" style:parent-style-name="DefaultParagraphFont" style:family="text">
      <style:text-properties style:font-name="Aptos Display" fo:font-size="14pt" style:font-size-asian="14pt" style:font-size-complex="14pt"/>
    </style:style>
    <style:style style:name="T18" style:parent-style-name="StrongEmphasis" style:family="text">
      <style:text-properties style:font-name="Aptos Display" fo:font-size="14pt" style:font-size-asian="14pt" style:font-size-complex="14pt"/>
    </style:style>
    <style:style style:name="T19" style:parent-style-name="DefaultParagraphFont" style:family="text">
      <style:text-properties style:font-name="Aptos Display" fo:font-size="14pt" style:font-size-asian="14pt" style:font-size-complex="14pt"/>
    </style:style>
    <style:style style:name="T20" style:parent-style-name="DefaultParagraphFont" style:family="text">
      <style:text-properties style:font-name="Aptos Display" fo:font-size="14pt" style:font-size-asian="14pt" style:font-size-complex="14pt"/>
    </style:style>
    <style:style style:name="T21" style:parent-style-name="Emphasis" style:family="text">
      <style:text-properties style:font-name="Aptos Display" fo:font-size="14pt" style:font-size-asian="14pt" style:font-size-complex="14pt"/>
    </style:style>
    <style:style style:name="T22" style:parent-style-name="DefaultParagraphFont" style:family="text">
      <style:text-properties style:font-name="Aptos Display" fo:font-size="14pt" style:font-size-asian="14pt" style:font-size-complex="14pt"/>
    </style:style>
    <style:style style:name="T23" style:parent-style-name="StrongEmphasis" style:family="text">
      <style:text-properties style:font-name="Aptos Display" fo:font-size="14pt" style:font-size-asian="14pt" style:font-size-complex="14pt"/>
    </style:style>
    <style:style style:name="T24" style:parent-style-name="DefaultParagraphFont" style:family="text">
      <style:text-properties style:font-name="Aptos Display" fo:font-size="14pt" style:font-size-asian="14pt" style:font-size-complex="14pt"/>
    </style:style>
    <style:style style:name="P25" style:parent-style-name="Textbody" style:family="paragraph">
      <style:paragraph-properties fo:margin-right="0.3937in"/>
    </style:style>
    <style:style style:name="T26" style:parent-style-name="StrongEmphasis" style:family="text">
      <style:text-properties style:font-name="Aptos Display" fo:font-size="14pt" style:font-size-asian="14pt" style:font-size-complex="14pt"/>
    </style:style>
    <style:style style:name="P27" style:parent-style-name="Quotations" style:family="paragraph">
      <style:text-properties style:font-name="Aptos Display" fo:font-size="14pt" style:font-size-asian="14pt" style:font-size-complex="14pt"/>
    </style:style>
    <style:style style:name="P28" style:parent-style-name="Quotations" style:family="paragraph">
      <style:text-properties style:font-name="Aptos Display" fo:font-size="14pt" style:font-size-asian="14pt" style:font-size-complex="14pt"/>
    </style:style>
    <style:style style:name="P29" style:parent-style-name="Quotations" style:family="paragraph">
      <style:text-properties style:font-name="Aptos Display" fo:font-size="14pt" style:font-size-asian="14pt" style:font-size-complex="14pt"/>
    </style:style>
    <style:style style:name="P30" style:parent-style-name="Quotations" style:family="paragraph">
      <style:text-properties style:font-name="Aptos Display" fo:font-size="14pt" style:font-size-asian="14pt" style:font-size-complex="14pt"/>
    </style:style>
    <style:style style:name="P31" style:parent-style-name="Quotations" style:family="paragraph">
      <style:paragraph-properties fo:margin-left="0in">
        <style:tab-stops/>
      </style:paragraph-properties>
    </style:style>
    <style:style style:name="T32" style:parent-style-name="DefaultParagraphFont" style:family="text">
      <style:text-properties style:font-name="Aptos Display" fo:font-size="14pt" style:font-size-asian="14pt" style:font-size-complex="14pt"/>
    </style:style>
    <style:style style:name="T33" style:parent-style-name="StrongEmphasis" style:family="text">
      <style:text-properties style:font-name="Aptos Display" fo:font-size="14pt" style:font-size-asian="14pt" style:font-size-complex="14pt"/>
    </style:style>
    <style:style style:name="T34" style:parent-style-name="DefaultParagraphFont" style:family="text">
      <style:text-properties style:font-name="Aptos Display" fo:font-size="14pt" style:font-size-asian="14pt" style:font-size-complex="14pt"/>
    </style:style>
    <style:style style:name="T35" style:parent-style-name="DefaultParagraphFont" style:family="text">
      <style:text-properties style:font-name="Aptos Display" fo:font-size="14pt" style:font-size-asian="14pt" style:font-size-complex="14pt"/>
    </style:style>
    <style:style style:name="P36" style:parent-style-name="Heading3" style:family="paragraph">
      <style:paragraph-properties fo:margin-right="0.3937in"/>
    </style:style>
    <style:style style:name="T37" style:parent-style-name="StrongEmphasis" style:family="text">
      <style:text-properties style:font-name="Aptos Display" fo:font-weight="bold" style:font-weight-asian="bold" style:font-weight-complex="bold" fo:language="en" fo:country="US"/>
    </style:style>
    <style:style style:name="T38" style:parent-style-name="StrongEmphasis" style:family="text">
      <style:text-properties style:font-name="Aptos Display" fo:font-weight="bold" style:font-weight-asian="bold" style:font-weight-complex="bold"/>
    </style:style>
    <style:style style:name="P39" style:parent-style-name="Quotations" style:family="paragraph">
      <style:paragraph-properties fo:margin-left="0in">
        <style:tab-stops/>
      </style:paragraph-properties>
    </style:style>
    <style:style style:name="T40" style:parent-style-name="DefaultParagraphFont" style:family="text">
      <style:text-properties style:font-name="Aptos Display" fo:font-size="14pt" style:font-size-asian="14pt" style:font-size-complex="14pt"/>
    </style:style>
    <style:style style:name="T41" style:parent-style-name="DefaultParagraphFont" style:family="text">
      <style:text-properties style:font-name="Aptos Display" fo:font-size="14pt" style:font-size-asian="14pt" style:font-size-complex="14pt"/>
    </style:style>
    <style:style style:name="T42" style:parent-style-name="StrongEmphasis" style:family="text">
      <style:text-properties style:font-name="Aptos Display" fo:font-size="14pt" style:font-size-asian="14pt" style:font-size-complex="14pt"/>
    </style:style>
    <style:style style:name="T43" style:parent-style-name="DefaultParagraphFont" style:family="text">
      <style:text-properties style:font-name="Aptos Display" fo:font-size="14pt" style:font-size-asian="14pt" style:font-size-complex="14pt"/>
    </style:style>
    <style:style style:name="T44" style:parent-style-name="DefaultParagraphFont" style:family="text">
      <style:text-properties style:font-name="Aptos Display" fo:font-size="14pt" style:font-size-asian="14pt" style:font-size-complex="14pt"/>
    </style:style>
    <style:style style:name="P45" style:parent-style-name="Quotations" style:family="paragraph">
      <style:paragraph-properties fo:margin-left="0in">
        <style:tab-stops/>
      </style:paragraph-properties>
    </style:style>
    <style:style style:name="T46" style:parent-style-name="DefaultParagraphFont" style:family="text">
      <style:text-properties style:font-name="Aptos Display" fo:font-size="14pt" style:font-size-asian="14pt" style:font-size-complex="14pt"/>
    </style:style>
    <style:style style:name="T47" style:parent-style-name="DefaultParagraphFont" style:family="text">
      <style:text-properties style:font-name="Aptos Display" fo:font-size="14pt" style:font-size-asian="14pt" style:font-size-complex="14pt"/>
    </style:style>
    <style:style style:name="T48" style:parent-style-name="Emphasis" style:family="text">
      <style:text-properties style:font-name="Aptos Display" fo:font-size="14pt" style:font-size-asian="14pt" style:font-size-complex="14pt"/>
    </style:style>
    <style:style style:name="T49" style:parent-style-name="DefaultParagraphFont" style:family="text">
      <style:text-properties style:font-name="Aptos Display" fo:font-size="14pt" style:font-size-asian="14pt" style:font-size-complex="14pt"/>
    </style:style>
    <style:style style:name="T50" style:parent-style-name="DefaultParagraphFont" style:family="text">
      <style:text-properties style:font-name="Aptos Display" fo:font-size="14pt" style:font-size-asian="14pt" style:font-size-complex="14pt"/>
    </style:style>
    <style:style style:name="T51" style:parent-style-name="DefaultParagraphFont" style:family="text">
      <style:text-properties style:font-name="Aptos Display" fo:font-size="14pt" style:font-size-asian="14pt" style:font-size-complex="14pt"/>
    </style:style>
    <style:style style:name="T52" style:parent-style-name="StrongEmphasis" style:family="text">
      <style:text-properties style:font-name="Aptos Display" fo:font-size="14pt" style:font-size-asian="14pt" style:font-size-complex="14pt"/>
    </style:style>
    <style:style style:name="P53" style:parent-style-name="Quotations" style:family="paragraph">
      <style:paragraph-properties fo:margin-left="0in">
        <style:tab-stops/>
      </style:paragraph-properties>
    </style:style>
    <style:style style:name="T54" style:parent-style-name="DefaultParagraphFont" style:family="text">
      <style:text-properties style:font-name="Aptos Display" fo:font-size="14pt" style:font-size-asian="14pt" style:font-size-complex="14pt"/>
    </style:style>
    <style:style style:name="T55" style:parent-style-name="Emphasis" style:family="text">
      <style:text-properties style:font-name="Aptos Display" fo:font-size="14pt" style:font-size-asian="14pt" style:font-size-complex="14pt"/>
    </style:style>
    <style:style style:name="T56" style:parent-style-name="DefaultParagraphFont" style:family="text">
      <style:text-properties style:font-name="Aptos Display" fo:font-size="14pt" style:font-size-asian="14pt" style:font-size-complex="14pt"/>
    </style:style>
    <style:style style:name="P57" style:parent-style-name="Heading3" style:family="paragraph">
      <style:paragraph-properties fo:margin-right="0.3937in"/>
    </style:style>
    <style:style style:name="T58" style:parent-style-name="StrongEmphasis" style:family="text">
      <style:text-properties style:font-name="Aptos Display" fo:font-weight="bold" style:font-weight-asian="bold" style:font-weight-complex="bold" fo:language="en" fo:country="US"/>
    </style:style>
    <style:style style:name="T59" style:parent-style-name="StrongEmphasis" style:family="text">
      <style:text-properties style:font-name="Aptos Display" fo:font-weight="bold" style:font-weight-asian="bold" style:font-weight-complex="bold"/>
    </style:style>
    <style:style style:name="P60" style:parent-style-name="Quotations" style:family="paragraph">
      <style:paragraph-properties fo:margin-left="0in">
        <style:tab-stops/>
      </style:paragraph-properties>
    </style:style>
    <style:style style:name="T61" style:parent-style-name="DefaultParagraphFont" style:family="text">
      <style:text-properties style:font-name="Aptos Display" fo:font-size="14pt" style:font-size-asian="14pt" style:font-size-complex="14pt"/>
    </style:style>
    <style:style style:name="T62" style:parent-style-name="DefaultParagraphFont" style:family="text">
      <style:text-properties style:font-name="Aptos Display" fo:font-size="14pt" style:font-size-asian="14pt" style:font-size-complex="14pt"/>
    </style:style>
    <style:style style:name="T63" style:parent-style-name="StrongEmphasis" style:family="text">
      <style:text-properties style:font-name="Aptos Display" fo:font-size="14pt" style:font-size-asian="14pt" style:font-size-complex="14pt"/>
    </style:style>
    <style:style style:name="T64" style:parent-style-name="DefaultParagraphFont" style:family="text">
      <style:text-properties style:font-name="Aptos Display" fo:font-size="14pt" style:font-size-asian="14pt" style:font-size-complex="14pt"/>
    </style:style>
    <style:style style:name="T65" style:parent-style-name="StrongEmphasis" style:family="text">
      <style:text-properties style:font-name="Aptos Display" fo:font-size="14pt" style:font-size-asian="14pt" style:font-size-complex="14pt"/>
    </style:style>
    <style:style style:name="T66" style:parent-style-name="DefaultParagraphFont" style:family="text">
      <style:text-properties style:font-name="Aptos Display" fo:font-size="14pt" style:font-size-asian="14pt" style:font-size-complex="14pt"/>
    </style:style>
    <style:style style:name="T67" style:parent-style-name="DefaultParagraphFont" style:family="text">
      <style:text-properties style:font-name="Aptos Display" fo:font-size="14pt" style:font-size-asian="14pt" style:font-size-complex="14pt"/>
    </style:style>
    <style:style style:name="T68" style:parent-style-name="DefaultParagraphFont" style:family="text">
      <style:text-properties style:font-name="Aptos Display" fo:font-size="14pt" style:font-size-asian="14pt" style:font-size-complex="14pt"/>
    </style:style>
    <style:style style:name="P69" style:parent-style-name="Quotations" style:family="paragraph">
      <style:paragraph-properties fo:margin-left="0in">
        <style:tab-stops/>
      </style:paragraph-properties>
    </style:style>
    <style:style style:name="T70" style:parent-style-name="DefaultParagraphFont" style:family="text">
      <style:text-properties style:font-name="Aptos Display" fo:font-size="14pt" style:font-size-asian="14pt" style:font-size-complex="14pt"/>
    </style:style>
    <style:style style:name="T71" style:parent-style-name="StrongEmphasis" style:family="text">
      <style:text-properties style:font-name="Aptos Display" fo:font-size="14pt" style:font-size-asian="14pt" style:font-size-complex="14pt"/>
    </style:style>
    <style:style style:name="T72" style:parent-style-name="DefaultParagraphFont" style:family="text">
      <style:text-properties style:font-name="Aptos Display" fo:font-size="14pt" style:font-size-asian="14pt" style:font-size-complex="14pt"/>
    </style:style>
    <style:style style:name="T73" style:parent-style-name="DefaultParagraphFont" style:family="text">
      <style:text-properties style:font-name="Aptos Display" fo:font-size="14pt" style:font-size-asian="14pt" style:font-size-complex="14pt"/>
    </style:style>
    <style:style style:name="T74" style:parent-style-name="DefaultParagraphFont" style:family="text">
      <style:text-properties style:font-name="Aptos Display" fo:font-size="14pt" style:font-size-asian="14pt" style:font-size-complex="14pt"/>
    </style:style>
    <style:style style:name="P75" style:parent-style-name="Quotations" style:family="paragraph">
      <style:paragraph-properties fo:margin-left="0in">
        <style:tab-stops/>
      </style:paragraph-properties>
    </style:style>
    <style:style style:name="T76" style:parent-style-name="DefaultParagraphFont" style:family="text">
      <style:text-properties style:font-name="Aptos Display" fo:font-size="14pt" style:font-size-asian="14pt" style:font-size-complex="14pt"/>
    </style:style>
    <style:style style:name="T77" style:parent-style-name="Emphasis" style:family="text">
      <style:text-properties style:font-name="Aptos Display" fo:font-size="14pt" style:font-size-asian="14pt" style:font-size-complex="14pt"/>
    </style:style>
    <style:style style:name="T78" style:parent-style-name="DefaultParagraphFont" style:family="text">
      <style:text-properties style:font-name="Aptos Display" fo:font-size="14pt" style:font-size-asian="14pt" style:font-size-complex="14pt"/>
    </style:style>
    <style:style style:name="T79" style:parent-style-name="Emphasis" style:family="text">
      <style:text-properties style:font-name="Aptos Display" fo:font-size="14pt" style:font-size-asian="14pt" style:font-size-complex="14pt"/>
    </style:style>
    <style:style style:name="T80" style:parent-style-name="DefaultParagraphFont" style:family="text">
      <style:text-properties style:font-name="Aptos Display" fo:font-size="14pt" style:font-size-asian="14pt" style:font-size-complex="14pt"/>
    </style:style>
    <style:style style:name="P81" style:parent-style-name="Heading3" style:family="paragraph">
      <style:paragraph-properties fo:margin-right="0.3937in"/>
    </style:style>
    <style:style style:name="T82" style:parent-style-name="StrongEmphasis" style:family="text">
      <style:text-properties style:font-name="Aptos Display" fo:font-weight="bold" style:font-weight-asian="bold" style:font-weight-complex="bold" fo:language="en" fo:country="US"/>
    </style:style>
    <style:style style:name="T83" style:parent-style-name="StrongEmphasis" style:family="text">
      <style:text-properties style:font-name="Aptos Display" fo:font-weight="bold" style:font-weight-asian="bold" style:font-weight-complex="bold"/>
    </style:style>
    <style:style style:name="P84" style:parent-style-name="Quotations" style:family="paragraph">
      <style:paragraph-properties fo:margin-left="0in">
        <style:tab-stops/>
      </style:paragraph-properties>
    </style:style>
    <style:style style:name="T85" style:parent-style-name="DefaultParagraphFont" style:family="text">
      <style:text-properties style:font-name="Aptos Display" fo:font-size="14pt" style:font-size-asian="14pt" style:font-size-complex="14pt"/>
    </style:style>
    <style:style style:name="T86" style:parent-style-name="StrongEmphasis" style:family="text">
      <style:text-properties style:font-name="Aptos Display" fo:font-size="14pt" style:font-size-asian="14pt" style:font-size-complex="14pt"/>
    </style:style>
    <style:style style:name="T87" style:parent-style-name="DefaultParagraphFont" style:family="text">
      <style:text-properties style:font-name="Aptos Display" fo:font-size="14pt" style:font-size-asian="14pt" style:font-size-complex="14pt"/>
    </style:style>
    <style:style style:name="T88" style:parent-style-name="DefaultParagraphFont" style:family="text">
      <style:text-properties style:font-name="Aptos Display" fo:font-size="14pt" style:font-size-asian="14pt" style:font-size-complex="14pt"/>
    </style:style>
    <style:style style:name="T89" style:parent-style-name="DefaultParagraphFont" style:family="text">
      <style:text-properties style:font-name="Aptos Display" fo:font-size="14pt" style:font-size-asian="14pt" style:font-size-complex="14pt"/>
    </style:style>
    <style:style style:name="P90" style:parent-style-name="Quotations" style:family="paragraph">
      <style:text-properties style:font-name="Aptos Display" fo:font-size="14pt" style:font-size-asian="14pt" style:font-size-complex="14pt"/>
    </style:style>
    <style:style style:name="P91" style:parent-style-name="Quotations" style:family="paragraph">
      <style:text-properties style:font-name="Aptos Display" fo:font-size="14pt" style:font-size-asian="14pt" style:font-size-complex="14pt"/>
    </style:style>
    <style:style style:name="P92" style:parent-style-name="Quotations" style:family="paragraph">
      <style:text-properties style:font-name="Aptos Display" fo:font-size="14pt" style:font-size-asian="14pt" style:font-size-complex="14pt"/>
    </style:style>
    <style:style style:name="P93" style:parent-style-name="Quotations" style:family="paragraph">
      <style:text-properties style:font-name="Aptos Display" fo:font-size="14pt" style:font-size-asian="14pt" style:font-size-complex="14pt"/>
    </style:style>
    <style:style style:name="P94" style:parent-style-name="Quotations" style:family="paragraph">
      <style:paragraph-properties fo:margin-left="0in">
        <style:tab-stops/>
      </style:paragraph-properties>
    </style:style>
    <style:style style:name="T95" style:parent-style-name="DefaultParagraphFont" style:family="text">
      <style:text-properties style:font-name="Aptos Display" fo:font-size="14pt" style:font-size-asian="14pt" style:font-size-complex="14pt"/>
    </style:style>
    <style:style style:name="T96" style:parent-style-name="Emphasis" style:family="text">
      <style:text-properties style:font-name="Aptos Display" fo:font-size="14pt" style:font-size-asian="14pt" style:font-size-complex="14pt"/>
    </style:style>
    <style:style style:name="T97" style:parent-style-name="DefaultParagraphFont" style:family="text">
      <style:text-properties style:font-name="Aptos Display" fo:font-size="14pt" style:font-size-asian="14pt" style:font-size-complex="14pt"/>
    </style:style>
    <style:style style:name="P98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99" style:parent-style-name="Heading3" style:family="paragraph">
      <style:paragraph-properties fo:margin-right="0.3937in"/>
    </style:style>
    <style:style style:name="T100" style:parent-style-name="StrongEmphasis" style:family="text">
      <style:text-properties style:font-name="Aptos Display" fo:font-weight="bold" style:font-weight-asian="bold" style:font-weight-complex="bold" fo:language="en" fo:country="US"/>
    </style:style>
    <style:style style:name="T101" style:parent-style-name="StrongEmphasis" style:family="text">
      <style:text-properties style:font-name="Aptos Display" fo:font-weight="bold" style:font-weight-asian="bold" style:font-weight-complex="bold"/>
    </style:style>
    <style:style style:name="P102" style:parent-style-name="Quotations" style:family="paragraph">
      <style:paragraph-properties fo:margin-left="0in">
        <style:tab-stops/>
      </style:paragraph-properties>
    </style:style>
    <style:style style:name="T103" style:parent-style-name="DefaultParagraphFont" style:family="text">
      <style:text-properties style:font-name="Aptos Display" fo:font-size="14pt" style:font-size-asian="14pt" style:font-size-complex="14pt"/>
    </style:style>
    <style:style style:name="T104" style:parent-style-name="Emphasis" style:family="text">
      <style:text-properties style:font-name="Aptos Display" fo:font-size="14pt" style:font-size-asian="14pt" style:font-size-complex="14pt"/>
    </style:style>
    <style:style style:name="T105" style:parent-style-name="DefaultParagraphFont" style:family="text">
      <style:text-properties style:font-name="Aptos Display" fo:font-size="14pt" style:font-size-asian="14pt" style:font-size-complex="14pt"/>
    </style:style>
    <style:style style:name="T106" style:parent-style-name="DefaultParagraphFont" style:family="text">
      <style:text-properties style:font-name="Aptos Display" fo:font-size="14pt" style:font-size-asian="14pt" style:font-size-complex="14pt"/>
    </style:style>
    <style:style style:name="P107" style:parent-style-name="Quotations" style:family="paragraph">
      <style:paragraph-properties fo:margin-left="0in">
        <style:tab-stops/>
      </style:paragraph-properties>
    </style:style>
    <style:style style:name="T108" style:parent-style-name="DefaultParagraphFont" style:family="text">
      <style:text-properties style:font-name="Aptos Display" fo:font-size="14pt" style:font-size-asian="14pt" style:font-size-complex="14pt"/>
    </style:style>
    <style:style style:name="T109" style:parent-style-name="DefaultParagraphFont" style:family="text">
      <style:text-properties style:font-name="Aptos Display" fo:font-size="14pt" style:font-size-asian="14pt" style:font-size-complex="14pt"/>
    </style:style>
    <style:style style:name="T110" style:parent-style-name="StrongEmphasis" style:family="text">
      <style:text-properties style:font-name="Aptos Display" fo:font-size="14pt" style:font-size-asian="14pt" style:font-size-complex="14pt"/>
    </style:style>
    <style:style style:name="T111" style:parent-style-name="DefaultParagraphFont" style:family="text">
      <style:text-properties style:font-name="Aptos Display" fo:font-size="14pt" style:font-size-asian="14pt" style:font-size-complex="14pt"/>
    </style:style>
    <style:style style:name="T112" style:parent-style-name="StrongEmphasis" style:family="text">
      <style:text-properties style:font-name="Aptos Display" fo:font-size="14pt" style:font-size-asian="14pt" style:font-size-complex="14pt"/>
    </style:style>
    <style:style style:name="T113" style:parent-style-name="DefaultParagraphFont" style:family="text">
      <style:text-properties style:font-name="Aptos Display" fo:font-size="14pt" style:font-size-asian="14pt" style:font-size-complex="14pt"/>
    </style:style>
    <style:style style:name="T114" style:parent-style-name="StrongEmphasis" style:family="text">
      <style:text-properties style:font-name="Aptos Display" fo:font-size="14pt" style:font-size-asian="14pt" style:font-size-complex="14pt"/>
    </style:style>
    <style:style style:name="T115" style:parent-style-name="DefaultParagraphFont" style:family="text">
      <style:text-properties style:font-name="Aptos Display" fo:font-size="14pt" style:font-size-asian="14pt" style:font-size-complex="14pt"/>
    </style:style>
    <style:style style:name="P116" style:parent-style-name="Quotations" style:family="paragraph">
      <style:paragraph-properties fo:margin-left="0in">
        <style:tab-stops/>
      </style:paragraph-properties>
    </style:style>
    <style:style style:name="T117" style:parent-style-name="StrongEmphasis" style:family="text">
      <style:text-properties style:font-name="Aptos Display" fo:font-size="14pt" style:font-size-asian="14pt" style:font-size-complex="14pt" fo:language="en" fo:country="US"/>
    </style:style>
    <style:style style:name="T118" style:parent-style-name="StrongEmphasis" style:family="text">
      <style:text-properties style:font-name="Aptos Display" fo:font-size="14pt" style:font-size-asian="14pt" style:font-size-complex="14pt"/>
    </style:style>
    <style:style style:name="P119" style:parent-style-name="Quotations" style:family="paragraph">
      <style:paragraph-properties fo:margin-left="0in">
        <style:tab-stops/>
      </style:paragraph-properties>
    </style:style>
    <style:style style:name="T120" style:parent-style-name="DefaultParagraphFont" style:family="text">
      <style:text-properties style:font-name="Aptos Display" fo:font-size="14pt" style:font-size-asian="14pt" style:font-size-complex="14pt"/>
    </style:style>
    <style:style style:name="T121" style:parent-style-name="DefaultParagraphFont" style:family="text">
      <style:text-properties style:font-name="Aptos Display" fo:font-size="14pt" style:font-size-asian="14pt" style:font-size-complex="14pt"/>
    </style:style>
    <style:style style:name="T122" style:parent-style-name="DefaultParagraphFont" style:family="text">
      <style:text-properties style:font-name="Aptos Display" fo:font-size="14pt" style:font-size-asian="14pt" style:font-size-complex="14pt"/>
    </style:style>
    <style:style style:name="T123" style:parent-style-name="DefaultParagraphFont" style:family="text">
      <style:text-properties style:font-name="Aptos Display" fo:font-size="14pt" style:font-size-asian="14pt" style:font-size-complex="14pt"/>
    </style:style>
    <style:style style:name="P124" style:parent-style-name="Quotations" style:family="paragraph">
      <style:paragraph-properties fo:margin-left="0in">
        <style:tab-stops/>
      </style:paragraph-properties>
    </style:style>
    <style:style style:name="T125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en" fo:country="US"/>
    </style:style>
    <style:style style:name="T12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Quotations" style:family="paragraph">
      <style:paragraph-properties fo:margin-left="0in">
        <style:tab-stops/>
      </style:paragraph-properties>
    </style:style>
    <style:style style:name="T128" style:parent-style-name="DefaultParagraphFont" style:family="text">
      <style:text-properties style:font-name="Aptos Display" fo:font-size="14pt" style:font-size-asian="14pt" style:font-size-complex="14pt"/>
    </style:style>
    <style:style style:name="T129" style:parent-style-name="DefaultParagraphFont" style:family="text">
      <style:text-properties style:font-name="Aptos Display" fo:font-size="14pt" style:font-size-asian="14pt" style:font-size-complex="14pt"/>
    </style:style>
    <style:style style:name="T130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131" style:parent-style-name="DefaultParagraphFont" style:family="text">
      <style:text-properties style:font-name="Aptos Display" fo:font-size="14pt" style:font-size-asian="14pt" style:font-size-complex="14pt"/>
    </style:style>
    <style:style style:name="T132" style:parent-style-name="DefaultParagraphFont" style:family="text">
      <style:text-properties style:font-name="Aptos Display" fo:font-size="14pt" style:font-size-asian="14pt" style:font-size-complex="14pt"/>
    </style:style>
    <style:style style:name="T13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34" style:parent-style-name="DefaultParagraphFont" style:family="text">
      <style:text-properties style:font-name="Aptos Display" fo:font-size="14pt" style:font-size-asian="14pt" style:font-size-complex="14pt"/>
    </style:style>
    <style:style style:name="P135" style:parent-style-name="Quotations" style:family="paragraph">
      <style:paragraph-properties fo:margin-left="0in">
        <style:tab-stops/>
      </style:paragraph-properties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136" style:parent-style-name="Quotations" style:family="paragraph">
      <style:paragraph-properties fo:margin-left="0in">
        <style:tab-stops/>
      </style:paragraph-properties>
    </style:style>
    <style:style style:name="T137" style:parent-style-name="DefaultParagraphFont" style:family="text">
      <style:text-properties style:font-name="Aptos Display" fo:font-size="14pt" style:font-size-asian="14pt" style:font-size-complex="14pt"/>
    </style:style>
    <style:style style:name="T13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style:font-name="Aptos Display" fo:font-size="14pt" style:font-size-asian="14pt" style:font-size-complex="14pt"/>
    </style:style>
    <style:style style:name="T14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style:font-name="Aptos Display" fo:font-size="14pt" style:font-size-asian="14pt" style:font-size-complex="14pt"/>
    </style:style>
    <style:style style:name="T142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143" style:parent-style-name="DefaultParagraphFont" style:family="text">
      <style:text-properties style:font-name="Aptos Display" fo:font-size="14pt" style:font-size-asian="14pt" style:font-size-complex="14pt"/>
    </style:style>
    <style:style style:name="T144" style:parent-style-name="DefaultParagraphFont" style:family="text">
      <style:text-properties style:font-name="Aptos Display" fo:font-size="14pt" style:font-size-asian="14pt" style:font-size-complex="14pt"/>
    </style:style>
    <style:style style:name="T145" style:parent-style-name="DefaultParagraphFont" style:family="text">
      <style:text-properties style:font-name="Aptos Display" fo:font-size="14pt" style:font-size-asian="14pt" style:font-size-complex="14pt"/>
    </style:style>
    <style:style style:name="P146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147" style:parent-style-name="Quotations" style:family="paragraph">
      <style:text-properties style:font-name="Aptos Display" fo:font-size="14pt" style:font-size-asian="14pt" style:font-size-complex="14pt"/>
    </style:style>
    <style:style style:name="P148" style:parent-style-name="Quotations" style:family="paragraph">
      <style:text-properties style:font-name="Aptos Display" fo:font-size="14pt" style:font-size-asian="14pt" style:font-size-complex="14pt"/>
    </style:style>
    <style:style style:name="P149" style:parent-style-name="Quotations" style:family="paragraph">
      <style:text-properties style:font-name="Aptos Display" fo:font-size="14pt" style:font-size-asian="14pt" style:font-size-complex="14pt"/>
    </style:style>
    <style:style style:name="P150" style:parent-style-name="Quotations" style:family="paragraph">
      <style:paragraph-properties fo:margin-left="0in">
        <style:tab-stops/>
      </style:paragraph-properties>
    </style:style>
    <style:style style:name="T151" style:parent-style-name="DefaultParagraphFont" style:family="text">
      <style:text-properties style:font-name="Aptos Display" fo:font-size="14pt" style:font-size-asian="14pt" style:font-size-complex="14pt"/>
    </style:style>
    <style:style style:name="P152" style:parent-style-name="Quotations" style:family="paragraph">
      <style:paragraph-properties fo:margin-left="0in">
        <style:tab-stops/>
      </style:paragraph-properties>
    </style:style>
    <style:style style:name="T15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15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155" style:parent-style-name="Quotations" style:family="paragraph">
      <style:paragraph-properties fo:margin-left="0in">
        <style:tab-stops/>
      </style:paragraph-properties>
    </style:style>
    <style:style style:name="T156" style:parent-style-name="DefaultParagraphFont" style:family="text">
      <style:text-properties style:font-name="Aptos Display" fo:font-size="14pt" style:font-size-asian="14pt" style:font-size-complex="14pt"/>
    </style:style>
    <style:style style:name="T157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158" style:parent-style-name="DefaultParagraphFont" style:family="text">
      <style:text-properties style:font-name="Aptos Display" fo:font-size="14pt" style:font-size-asian="14pt" style:font-size-complex="14pt"/>
    </style:style>
    <style:style style:name="T15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160" style:parent-style-name="DefaultParagraphFont" style:family="text">
      <style:text-properties style:font-name="Aptos Display" fo:font-size="14pt" style:font-size-asian="14pt" style:font-size-complex="14pt"/>
    </style:style>
    <style:style style:name="T161" style:parent-style-name="DefaultParagraphFont" style:family="text">
      <style:text-properties style:font-name="Aptos Display" fo:font-size="14pt" style:font-size-asian="14pt" style:font-size-complex="14pt"/>
    </style:style>
    <style:style style:name="P162" style:parent-style-name="Quotations" style:family="paragraph">
      <style:paragraph-properties fo:margin-left="0in">
        <style:tab-stops/>
      </style:paragraph-properties>
    </style:style>
    <style:style style:name="T163" style:parent-style-name="DefaultParagraphFont" style:family="text">
      <style:text-properties style:font-name="Aptos Display" fo:font-size="14pt" style:font-size-asian="14pt" style:font-size-complex="14pt"/>
    </style:style>
    <style:style style:name="T164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165" style:parent-style-name="DefaultParagraphFont" style:family="text">
      <style:text-properties style:font-name="Aptos Display" fo:font-size="14pt" style:font-size-asian="14pt" style:font-size-complex="14pt"/>
    </style:style>
    <style:style style:name="T166" style:parent-style-name="DefaultParagraphFont" style:family="text">
      <style:text-properties style:font-name="Aptos Display" fo:font-size="14pt" style:font-size-asian="14pt" style:font-size-complex="14pt"/>
    </style:style>
    <style:style style:name="P167" style:parent-style-name="Quotations" style:family="paragraph">
      <style:text-properties style:font-name="Aptos Display" fo:font-size="14pt" style:font-size-asian="14pt" style:font-size-complex="14pt"/>
    </style:style>
    <style:style style:name="P168" style:parent-style-name="Quotations" style:family="paragraph">
      <style:text-properties style:font-name="Aptos Display" fo:font-size="14pt" style:font-size-asian="14pt" style:font-size-complex="14pt"/>
    </style:style>
    <style:style style:name="P169" style:parent-style-name="Quotations" style:family="paragraph">
      <style:text-properties style:font-name="Aptos Display" fo:font-size="14pt" style:font-size-asian="14pt" style:font-size-complex="14pt"/>
    </style:style>
    <style:style style:name="P170" style:parent-style-name="Quotations" style:family="paragraph">
      <style:text-properties style:font-name="Aptos Display" fo:font-size="14pt" style:font-size-asian="14pt" style:font-size-complex="14pt"/>
    </style:style>
    <style:style style:name="P171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172" style:parent-style-name="Quotations" style:family="paragraph">
      <style:paragraph-properties fo:margin-left="0in">
        <style:tab-stops/>
      </style:paragraph-properties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173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174" style:parent-style-name="Quotations" style:family="paragraph"/>
    <style:style style:name="T17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76" style:parent-style-name="DefaultParagraphFont" style:family="text">
      <style:text-properties style:font-name="Aptos Display" fo:font-size="14pt" style:font-size-asian="14pt" style:font-size-complex="14pt"/>
    </style:style>
    <style:style style:name="P177" style:parent-style-name="Quotations" style:family="paragraph"/>
    <style:style style:name="T17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79" style:parent-style-name="DefaultParagraphFont" style:family="text">
      <style:text-properties style:font-name="Aptos Display" fo:font-size="14pt" style:font-size-asian="14pt" style:font-size-complex="14pt"/>
    </style:style>
    <style:style style:name="P180" style:parent-style-name="Quotations" style:family="paragraph"/>
    <style:style style:name="T18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82" style:parent-style-name="DefaultParagraphFont" style:family="text">
      <style:text-properties style:font-name="Aptos Display" fo:font-size="14pt" style:font-size-asian="14pt" style:font-size-complex="14pt"/>
    </style:style>
    <style:style style:name="P183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184" style:parent-style-name="Quotations" style:family="paragraph">
      <style:text-properties style:font-name="Aptos Display" fo:font-size="14pt" style:font-size-asian="14pt" style:font-size-complex="14pt"/>
    </style:style>
    <style:style style:name="P185" style:parent-style-name="Quotations" style:family="paragraph">
      <style:text-properties style:font-name="Aptos Display" fo:font-size="14pt" style:font-size-asian="14pt" style:font-size-complex="14pt"/>
    </style:style>
    <style:style style:name="P186" style:parent-style-name="Quotations" style:family="paragraph">
      <style:text-properties style:font-name="Aptos Display" fo:font-size="14pt" style:font-size-asian="14pt" style:font-size-complex="14pt"/>
    </style:style>
    <style:style style:name="P187" style:parent-style-name="Quotations" style:family="paragraph">
      <style:paragraph-properties fo:margin-left="0.25in">
        <style:tab-stops/>
      </style:paragraph-properties>
    </style:style>
    <style:style style:name="T188" style:parent-style-name="DefaultParagraphFont" style:family="text">
      <style:text-properties style:font-name="Aptos Display" fo:font-size="14pt" style:font-size-asian="14pt" style:font-size-complex="14pt"/>
    </style:style>
    <style:style style:name="P189" style:parent-style-name="Quotations" style:family="paragraph">
      <style:paragraph-properties fo:margin-left="0in">
        <style:tab-stops/>
      </style:paragraph-properties>
    </style:style>
    <style:style style:name="T19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19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192" style:parent-style-name="Quotations" style:family="paragraph">
      <style:paragraph-properties fo:margin-left="0in">
        <style:tab-stops/>
      </style:paragraph-properties>
    </style:style>
    <style:style style:name="T193" style:parent-style-name="DefaultParagraphFont" style:family="text">
      <style:text-properties style:font-name="Aptos Display" fo:font-size="14pt" style:font-size-asian="14pt" style:font-size-complex="14pt"/>
    </style:style>
    <style:style style:name="T194" style:parent-style-name="DefaultParagraphFont" style:family="text">
      <style:text-properties style:font-name="Aptos Display" fo:font-size="14pt" style:font-size-asian="14pt" style:font-size-complex="14pt"/>
    </style:style>
    <style:style style:name="T19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style:font-name="Aptos Display" fo:font-size="14pt" style:font-size-asian="14pt" style:font-size-complex="14pt"/>
    </style:style>
    <style:style style:name="T197" style:parent-style-name="DefaultParagraphFont" style:family="text">
      <style:text-properties style:font-name="Aptos Display" fo:font-size="14pt" style:font-size-asian="14pt" style:font-size-complex="14pt"/>
    </style:style>
    <style:style style:name="T198" style:parent-style-name="DefaultParagraphFont" style:family="text">
      <style:text-properties style:font-name="Aptos Display" fo:font-size="14pt" style:font-size-asian="14pt" style:font-size-complex="14pt"/>
    </style:style>
    <style:style style:name="P199" style:parent-style-name="Quotations" style:family="paragraph">
      <style:paragraph-properties fo:margin-left="0in">
        <style:tab-stops/>
      </style:paragraph-properties>
    </style:style>
    <style:style style:name="T200" style:parent-style-name="DefaultParagraphFont" style:family="text">
      <style:text-properties style:font-name="Aptos Display" fo:font-size="14pt" style:font-size-asian="14pt" style:font-size-complex="14pt"/>
    </style:style>
    <style:style style:name="T20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02" style:parent-style-name="DefaultParagraphFont" style:family="text">
      <style:text-properties style:font-name="Aptos Display" fo:font-size="14pt" style:font-size-asian="14pt" style:font-size-complex="14pt"/>
    </style:style>
    <style:style style:name="T20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04" style:parent-style-name="DefaultParagraphFont" style:family="text">
      <style:text-properties style:font-name="Aptos Display" fo:font-size="14pt" style:font-size-asian="14pt" style:font-size-complex="14pt"/>
    </style:style>
    <style:style style:name="T20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06" style:parent-style-name="DefaultParagraphFont" style:family="text">
      <style:text-properties style:font-name="Aptos Display" fo:font-size="14pt" style:font-size-asian="14pt" style:font-size-complex="14pt"/>
    </style:style>
    <style:style style:name="P207" style:parent-style-name="Quotations" style:family="paragraph">
      <style:paragraph-properties fo:margin-left="0in">
        <style:tab-stops/>
      </style:paragraph-properties>
    </style:style>
    <style:style style:name="T208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en" fo:country="US"/>
    </style:style>
    <style:style style:name="T20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210" style:parent-style-name="Quotations" style:family="paragraph">
      <style:text-properties style:font-name="Aptos Display" fo:font-size="14pt" style:font-size-asian="14pt" style:font-size-complex="14pt" fo:language="en" fo:country="US"/>
    </style:style>
    <style:style style:name="P211" style:parent-style-name="Quotations" style:family="paragraph">
      <style:text-properties style:font-name="Aptos Display" fo:font-size="14pt" style:font-size-asian="14pt" style:font-size-complex="14pt" fo:language="en" fo:country="US"/>
    </style:style>
    <style:style style:name="P212" style:parent-style-name="Quotations" style:family="paragraph">
      <style:text-properties style:font-name="Aptos Display" fo:font-size="14pt" style:font-size-asian="14pt" style:font-size-complex="14pt" fo:language="en" fo:country="US"/>
    </style:style>
    <style:style style:name="P213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14" style:parent-style-name="Quotations" style:family="paragraph">
      <style:paragraph-properties fo:margin-left="0in">
        <style:tab-stops/>
      </style:paragraph-properties>
    </style:style>
    <style:style style:name="T21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21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17" style:parent-style-name="Quotations" style:family="paragraph">
      <style:paragraph-properties fo:margin-left="0in">
        <style:tab-stops/>
      </style:paragraph-properties>
    </style:style>
    <style:style style:name="T218" style:parent-style-name="DefaultParagraphFont" style:family="text">
      <style:text-properties style:font-name="Aptos Display" fo:font-size="14pt" style:font-size-asian="14pt" style:font-size-complex="14pt"/>
    </style:style>
    <style:style style:name="T219" style:parent-style-name="DefaultParagraphFont" style:family="text">
      <style:text-properties style:font-name="Aptos Display" fo:font-size="14pt" style:font-size-asian="14pt" style:font-size-complex="14pt"/>
    </style:style>
    <style:style style:name="T220" style:parent-style-name="DefaultParagraphFont" style:family="text">
      <style:text-properties style:font-name="Aptos Display" fo:font-size="14pt" style:font-size-asian="14pt" style:font-size-complex="14pt"/>
    </style:style>
    <style:style style:name="T221" style:parent-style-name="DefaultParagraphFont" style:family="text">
      <style:text-properties style:font-name="Aptos Display" fo:font-size="14pt" style:font-size-asian="14pt" style:font-size-complex="14pt"/>
    </style:style>
    <style:style style:name="T222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223" style:parent-style-name="DefaultParagraphFont" style:family="text">
      <style:text-properties style:font-name="Aptos Display" fo:font-size="14pt" style:font-size-asian="14pt" style:font-size-complex="14pt"/>
    </style:style>
    <style:style style:name="T224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225" style:parent-style-name="DefaultParagraphFont" style:family="text">
      <style:text-properties style:font-name="Aptos Display" fo:font-size="14pt" style:font-size-asian="14pt" style:font-size-complex="14pt"/>
    </style:style>
    <style:style style:name="T226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227" style:parent-style-name="DefaultParagraphFont" style:family="text">
      <style:text-properties style:font-name="Aptos Display" fo:font-size="14pt" style:font-size-asian="14pt" style:font-size-complex="14pt"/>
    </style:style>
    <style:style style:name="P228" style:parent-style-name="Quotations" style:family="paragraph">
      <style:paragraph-properties fo:margin-left="0in">
        <style:tab-stops/>
      </style:paragraph-properties>
    </style:style>
    <style:style style:name="T22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23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31" style:parent-style-name="Quotations" style:family="paragraph">
      <style:paragraph-properties fo:margin-left="0in">
        <style:tab-stops/>
      </style:paragraph-properties>
    </style:style>
    <style:style style:name="T232" style:parent-style-name="DefaultParagraphFont" style:family="text">
      <style:text-properties style:font-name="Aptos Display" fo:font-size="14pt" style:font-size-asian="14pt" style:font-size-complex="14pt"/>
    </style:style>
    <style:style style:name="T233" style:parent-style-name="DefaultParagraphFont" style:family="text">
      <style:text-properties style:font-name="Aptos Display" fo:font-size="14pt" style:font-size-asian="14pt" style:font-size-complex="14pt"/>
    </style:style>
    <style:style style:name="T234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P235" style:parent-style-name="Quotations" style:family="paragraph">
      <style:paragraph-properties fo:margin-left="0in">
        <style:tab-stops/>
      </style:paragraph-properties>
    </style:style>
    <style:style style:name="T236" style:parent-style-name="DefaultParagraphFont" style:family="text">
      <style:text-properties style:font-name="Aptos Display" fo:font-size="14pt" style:font-size-asian="14pt" style:font-size-complex="14pt"/>
    </style:style>
    <style:style style:name="T23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38" style:parent-style-name="DefaultParagraphFont" style:family="text">
      <style:text-properties style:font-name="Aptos Display" fo:font-size="14pt" style:font-size-asian="14pt" style:font-size-complex="14pt"/>
    </style:style>
    <style:style style:name="T239" style:parent-style-name="DefaultParagraphFont" style:family="text">
      <style:text-properties style:font-name="Aptos Display" fo:font-size="14pt" style:font-size-asian="14pt" style:font-size-complex="14pt"/>
    </style:style>
    <style:style style:name="P240" style:parent-style-name="Quotations" style:family="paragraph">
      <style:paragraph-properties fo:margin-left="0in">
        <style:tab-stops/>
      </style:paragraph-properties>
    </style:style>
    <style:style style:name="T24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24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43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44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45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46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47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48" style:parent-style-name="Quotations" style:family="paragraph">
      <style:paragraph-properties fo:margin-left="0in">
        <style:tab-stops/>
      </style:paragraph-properties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249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0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1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2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3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4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 fo:language="en" fo:country="US"/>
    </style:style>
    <style:style style:name="P255" style:parent-style-name="Quotations" style:family="paragraph">
      <style:paragraph-properties fo:margin-left="0in">
        <style:tab-stops/>
      </style:paragraph-properties>
    </style:style>
    <style:style style:name="T256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25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58" style:parent-style-name="Quotations" style:family="paragraph">
      <style:paragraph-properties fo:margin-left="0in">
        <style:tab-stops/>
      </style:paragraph-properties>
    </style:style>
    <style:style style:name="T259" style:parent-style-name="DefaultParagraphFont" style:family="text">
      <style:text-properties style:font-name="Aptos Display" fo:font-size="14pt" style:font-size-asian="14pt" style:font-size-complex="14pt"/>
    </style:style>
    <style:style style:name="T260" style:parent-style-name="DefaultParagraphFont" style:family="text">
      <style:text-properties style:font-name="Aptos Display" fo:font-size="14pt" style:font-size-asian="14pt" style:font-size-complex="14pt"/>
    </style:style>
    <style:style style:name="T261" style:parent-style-name="DefaultParagraphFont" style:family="text">
      <style:text-properties style:font-name="Aptos Display" fo:font-size="14pt" style:font-size-asian="14pt" style:font-size-complex="14pt"/>
    </style:style>
    <style:style style:name="T26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63" style:parent-style-name="DefaultParagraphFont" style:family="text">
      <style:text-properties style:font-name="Aptos Display" fo:font-size="14pt" style:font-size-asian="14pt" style:font-size-complex="14pt"/>
    </style:style>
    <style:style style:name="P264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265" style:parent-style-name="Quotations" style:family="paragraph">
      <style:paragraph-properties fo:margin-left="0in">
        <style:tab-stops/>
      </style:paragraph-properties>
    </style:style>
    <style:style style:name="T266" style:parent-style-name="DefaultParagraphFont" style:family="text">
      <style:text-properties style:font-name="Aptos Display" fo:font-size="14pt" style:font-size-asian="14pt" style:font-size-complex="14pt"/>
    </style:style>
    <style:style style:name="T26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68" style:parent-style-name="DefaultParagraphFont" style:family="text">
      <style:text-properties style:font-name="Aptos Display" fo:font-size="14pt" style:font-size-asian="14pt" style:font-size-complex="14pt"/>
    </style:style>
    <style:style style:name="T26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270" style:parent-style-name="DefaultParagraphFont" style:family="text">
      <style:text-properties style:font-name="Aptos Display" fo:font-size="14pt" style:font-size-asian="14pt" style:font-size-complex="14pt"/>
    </style:style>
    <style:style style:name="P271" style:parent-style-name="Quotations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72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273" style:parent-style-name="Quotations" style:family="paragraph">
      <style:text-properties style:font-name="Aptos Display" fo:font-size="14pt" style:font-size-asian="14pt" style:font-size-complex="14pt"/>
    </style:style>
    <style:style style:name="P274" style:parent-style-name="Quotations" style:family="paragraph"/>
    <style:style style:name="T275" style:parent-style-name="DefaultParagraphFont" style:family="text">
      <style:text-properties style:font-name="Aptos Display" fo:font-size="14pt" style:font-size-asian="14pt" style:font-size-complex="14pt"/>
    </style:style>
    <style:style style:name="T27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77" style:parent-style-name="DefaultParagraphFont" style:family="text">
      <style:text-properties style:font-name="Aptos Display" fo:font-size="14pt" style:font-size-asian="14pt" style:font-size-complex="14pt"/>
    </style:style>
    <style:style style:name="T27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79" style:parent-style-name="DefaultParagraphFont" style:family="text">
      <style:text-properties style:font-name="Aptos Display" fo:font-size="14pt" style:font-size-asian="14pt" style:font-size-complex="14pt"/>
    </style:style>
    <style:style style:name="P280" style:parent-style-name="Quotations" style:family="paragraph">
      <style:text-properties style:font-name="Aptos Display" fo:font-size="14pt" style:font-size-asian="14pt" style:font-size-complex="14pt"/>
    </style:style>
    <style:style style:name="P281" style:parent-style-name="Quotations" style:family="paragraph">
      <style:paragraph-properties fo:margin-left="0in">
        <style:tab-stops/>
      </style:paragraph-properties>
    </style:style>
    <style:style style:name="T282" style:parent-style-name="DefaultParagraphFont" style:family="text">
      <style:text-properties style:font-name="Aptos Display" fo:font-size="14pt" style:font-size-asian="14pt" style:font-size-complex="14pt"/>
    </style:style>
    <style:style style:name="T28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284" style:parent-style-name="DefaultParagraphFont" style:family="text">
      <style:text-properties style:font-name="Aptos Display" fo:font-size="14pt" style:font-size-asian="14pt" style:font-size-complex="14pt"/>
    </style:style>
    <style:style style:name="P285" style:parent-style-name="Quotations" style:family="paragraph">
      <style:paragraph-properties fo:margin-left="0in">
        <style:tab-stops/>
      </style:paragraph-properties>
    </style:style>
    <style:style style:name="T28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287" style:parent-style-name="Quotations" style:family="paragraph">
      <style:paragraph-properties fo:margin-left="0in">
        <style:tab-stops/>
      </style:paragraph-properties>
      <style:text-properties style:font-name="Aptos Display" fo:font-size="14pt" style:font-size-asian="14pt" style:font-size-complex="14pt"/>
    </style:style>
    <style:style style:name="P288" style:parent-style-name="Quotations" style:family="paragraph">
      <style:text-properties style:font-name="Aptos Display" fo:font-size="14pt" style:font-size-asian="14pt" style:font-size-complex="14pt"/>
    </style:style>
    <style:style style:name="P289" style:parent-style-name="Quotations" style:family="paragraph">
      <style:text-properties style:font-name="Aptos Display" fo:font-size="14pt" style:font-size-asian="14pt" style:font-size-complex="14pt"/>
    </style:style>
    <style:style style:name="P290" style:parent-style-name="Quotations" style:family="paragraph">
      <style:text-properties style:font-name="Aptos Display" fo:font-size="14pt" style:font-size-asian="14pt" style:font-size-complex="14pt"/>
    </style:style>
    <style:style style:name="T291" style:parent-style-name="Strong" style:family="text">
      <style:text-properties style:font-name="Aptos Display" fo:font-weight="bold" style:font-weight-asian="bold" style:font-weight-complex="bold" fo:language="en" fo:country="US"/>
    </style:style>
    <style:style style:name="T292" style:parent-style-name="Strong" style:family="text">
      <style:text-properties style:font-name="Aptos Display" fo:font-weight="bold" style:font-weight-asian="bold" style:font-weight-complex="bold"/>
    </style:style>
    <style:style style:name="T293" style:parent-style-name="DefaultParagraphFont" style:family="text">
      <style:text-properties style:font-name="Aptos Display" fo:font-size="14pt" style:font-size-asian="14pt" style:font-size-complex="14pt"/>
    </style:style>
    <style:style style:name="T294" style:parent-style-name="DefaultParagraphFont" style:family="text">
      <style:text-properties style:font-name="Aptos Display" fo:font-size="14pt" style:font-size-asian="14pt" style:font-size-complex="14pt"/>
    </style:style>
    <style:style style:name="T295" style:parent-style-name="Strong" style:family="text">
      <style:text-properties style:font-name="Aptos Display" fo:font-size="14pt" style:font-size-asian="14pt" style:font-size-complex="14pt"/>
    </style:style>
    <style:style style:name="T296" style:parent-style-name="DefaultParagraphFont" style:family="text">
      <style:text-properties style:font-name="Aptos Display" fo:font-size="14pt" style:font-size-asian="14pt" style:font-size-complex="14pt"/>
    </style:style>
    <style:style style:name="T297" style:parent-style-name="Emphasis" style:family="text">
      <style:text-properties style:font-name="Aptos Display" fo:font-size="14pt" style:font-size-asian="14pt" style:font-size-complex="14pt"/>
    </style:style>
    <style:style style:name="T298" style:parent-style-name="DefaultParagraphFont" style:family="text">
      <style:text-properties style:font-name="Aptos Display" fo:font-size="14pt" style:font-size-asian="14pt" style:font-size-complex="14pt"/>
    </style:style>
    <style:style style:name="T299" style:parent-style-name="HTMLCode" style:family="text">
      <style:text-properties style:font-name="Aptos Display" fo:font-size="14pt" style:font-size-asian="14pt" style:font-size-complex="14pt"/>
    </style:style>
    <style:style style:name="T300" style:parent-style-name="DefaultParagraphFont" style:family="text">
      <style:text-properties style:font-name="Aptos Display" fo:font-size="14pt" style:font-size-asian="14pt" style:font-size-complex="14pt"/>
    </style:style>
    <style:style style:name="T301" style:parent-style-name="HTMLCode" style:family="text">
      <style:text-properties style:font-name="Aptos Display" fo:font-size="14pt" style:font-size-asian="14pt" style:font-size-complex="14pt"/>
    </style:style>
    <style:style style:name="T302" style:parent-style-name="DefaultParagraphFont" style:family="text">
      <style:text-properties style:font-name="Aptos Display" fo:font-size="14pt" style:font-size-asian="14pt" style:font-size-complex="14pt"/>
    </style:style>
    <style:style style:name="T303" style:parent-style-name="DefaultParagraphFont" style:family="text">
      <style:text-properties style:font-name="Aptos Display" fo:font-size="14pt" style:font-size-asian="14pt" style:font-size-complex="14pt"/>
    </style:style>
    <style:style style:name="T304" style:parent-style-name="DefaultParagraphFont" style:family="text">
      <style:text-properties style:font-name="Aptos Display" fo:font-size="14pt" style:font-size-asian="14pt" style:font-size-complex="14pt"/>
    </style:style>
    <style:style style:name="T305" style:parent-style-name="Strong" style:family="text">
      <style:text-properties style:font-name="Aptos Display" fo:font-size="14pt" style:font-size-asian="14pt" style:font-size-complex="14pt"/>
    </style:style>
    <style:style style:name="T306" style:parent-style-name="DefaultParagraphFont" style:family="text">
      <style:text-properties style:font-name="Aptos Display" fo:font-size="14pt" style:font-size-asian="14pt" style:font-size-complex="14pt"/>
    </style:style>
    <style:style style:name="T307" style:parent-style-name="Strong" style:family="text">
      <style:text-properties style:font-name="Aptos Display" fo:font-size="14pt" style:font-size-asian="14pt" style:font-size-complex="14pt"/>
    </style:style>
    <style:style style:name="T308" style:parent-style-name="DefaultParagraphFont" style:family="text">
      <style:text-properties style:font-name="Aptos Display" fo:font-size="14pt" style:font-size-asian="14pt" style:font-size-complex="14pt"/>
    </style:style>
    <style:style style:name="T309" style:parent-style-name="Strong" style:family="text">
      <style:text-properties style:font-name="Aptos Display" fo:font-size="14pt" style:font-size-asian="14pt" style:font-size-complex="14pt"/>
    </style:style>
    <style:style style:name="T310" style:parent-style-name="DefaultParagraphFont" style:family="text">
      <style:text-properties style:font-name="Aptos Display" fo:font-size="14pt" style:font-size-asian="14pt" style:font-size-complex="14pt"/>
    </style:style>
    <style:style style:name="T311" style:parent-style-name="DefaultParagraphFont" style:family="text">
      <style:text-properties style:font-name="Aptos Display" fo:font-size="14pt" style:font-size-asian="14pt" style:font-size-complex="14pt"/>
    </style:style>
    <style:style style:name="T312" style:parent-style-name="DefaultParagraphFont" style:family="text">
      <style:text-properties style:font-name="Aptos Display" fo:font-size="14pt" style:font-size-asian="14pt" style:font-size-complex="14pt"/>
    </style:style>
    <style:style style:name="T31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31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315" style:parent-style-name="NormalWeb" style:family="paragraph"/>
    <style:style style:name="T31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17" style:parent-style-name="DefaultParagraphFont" style:family="text">
      <style:text-properties style:font-name="Aptos Display" fo:font-size="14pt" style:font-size-asian="14pt" style:font-size-complex="14pt"/>
    </style:style>
    <style:style style:name="P318" style:parent-style-name="NormalWeb" style:family="paragraph"/>
    <style:style style:name="T31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20" style:parent-style-name="DefaultParagraphFont" style:family="text">
      <style:text-properties style:font-name="Aptos Display" fo:font-size="14pt" style:font-size-asian="14pt" style:font-size-complex="14pt"/>
    </style:style>
    <style:style style:name="P321" style:parent-style-name="NormalWeb" style:family="paragraph"/>
    <style:style style:name="T32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23" style:parent-style-name="DefaultParagraphFont" style:family="text">
      <style:text-properties style:font-name="Aptos Display" fo:font-size="14pt" style:font-size-asian="14pt" style:font-size-complex="14pt"/>
    </style:style>
    <style:style style:name="P324" style:parent-style-name="NormalWeb" style:family="paragraph"/>
    <style:style style:name="T32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26" style:parent-style-name="DefaultParagraphFont" style:family="text">
      <style:text-properties style:font-name="Aptos Display" fo:font-size="14pt" style:font-size-asian="14pt" style:font-size-complex="14pt"/>
    </style:style>
    <style:style style:name="P327" style:parent-style-name="NormalWeb" style:family="paragraph"/>
    <style:style style:name="T32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29" style:parent-style-name="DefaultParagraphFont" style:family="text">
      <style:text-properties style:font-name="Aptos Display" fo:font-size="14pt" style:font-size-asian="14pt" style:font-size-complex="14pt"/>
    </style:style>
    <style:style style:name="T33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31" style:parent-style-name="DefaultParagraphFont" style:family="text">
      <style:text-properties style:font-name="Aptos Display" fo:font-size="14pt" style:font-size-asian="14pt" style:font-size-complex="14pt"/>
    </style:style>
    <style:style style:name="T33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33" style:parent-style-name="DefaultParagraphFont" style:family="text">
      <style:text-properties style:font-name="Aptos Display" fo:font-size="14pt" style:font-size-asian="14pt" style:font-size-complex="14pt"/>
    </style:style>
    <style:style style:name="T334" style:parent-style-name="DefaultParagraphFont" style:family="text">
      <style:text-properties style:font-name="Aptos Display" fo:font-size="14pt" style:font-size-asian="14pt" style:font-size-complex="14pt"/>
    </style:style>
    <style:style style:name="T335" style:parent-style-name="DefaultParagraphFont" style:family="text">
      <style:text-properties style:font-name="Aptos Display" fo:font-size="14pt" style:font-size-asian="14pt" style:font-size-complex="14pt"/>
    </style:style>
    <style:style style:name="T336" style:parent-style-name="DefaultParagraphFont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 fo:language="en" fo:country="US"/>
    </style:style>
    <style:style style:name="T33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338" style:parent-style-name="NormalWeb" style:family="paragraph">
      <style:text-properties style:font-name="Aptos Display" fo:font-size="14pt" style:font-size-asian="14pt" style:font-size-complex="14pt"/>
    </style:style>
    <style:style style:name="P339" style:parent-style-name="NormalWeb" style:family="paragraph"/>
    <style:style style:name="T340" style:parent-style-name="DefaultParagraphFont" style:family="text">
      <style:text-properties style:font-name="Aptos Display" fo:font-size="14pt" style:font-size-asian="14pt" style:font-size-complex="14pt"/>
    </style:style>
    <style:style style:name="T341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342" style:parent-style-name="DefaultParagraphFont" style:family="text">
      <style:text-properties style:font-name="Aptos Display" fo:font-size="14pt" style:font-size-asian="14pt" style:font-size-complex="14pt"/>
    </style:style>
    <style:style style:name="P343" style:parent-style-name="NormalWeb" style:family="paragraph"/>
    <style:style style:name="T344" style:parent-style-name="DefaultParagraphFont" style:family="text">
      <style:text-properties style:font-name="Aptos Display" fo:font-size="14pt" style:font-size-asian="14pt" style:font-size-complex="14pt"/>
    </style:style>
    <style:style style:name="T345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346" style:parent-style-name="DefaultParagraphFont" style:family="text">
      <style:text-properties style:font-name="Aptos Display" fo:font-size="14pt" style:font-size-asian="14pt" style:font-size-complex="14pt"/>
    </style:style>
    <style:style style:name="P347" style:parent-style-name="NormalWeb" style:family="paragraph"/>
    <style:style style:name="T348" style:parent-style-name="DefaultParagraphFont" style:family="text">
      <style:text-properties style:font-name="Aptos Display" fo:font-size="14pt" style:font-size-asian="14pt" style:font-size-complex="14pt"/>
    </style:style>
    <style:style style:name="T34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350" style:parent-style-name="DefaultParagraphFont" style:family="text">
      <style:text-properties style:font-name="Aptos Display" fo:font-size="14pt" style:font-size-asian="14pt" style:font-size-complex="14pt"/>
    </style:style>
    <style:style style:name="T351" style:parent-style-name="DefaultParagraphFont" style:family="text">
      <style:text-properties style:font-name="Aptos Display" fo:font-size="14pt" style:font-size-asian="14pt" style:font-size-complex="14pt"/>
    </style:style>
    <style:style style:name="T35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35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54" style:parent-style-name="DefaultParagraphFont" style:family="text">
      <style:text-properties style:font-name="Aptos Display" fo:font-size="14pt" style:font-size-asian="14pt" style:font-size-complex="14pt"/>
    </style:style>
    <style:style style:name="T355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356" style:parent-style-name="DefaultParagraphFont" style:family="text">
      <style:text-properties style:font-name="Aptos Display" fo:font-size="14pt" style:font-size-asian="14pt" style:font-size-complex="14pt"/>
    </style:style>
    <style:style style:name="T357" style:parent-style-name="DefaultParagraphFont" style:family="text">
      <style:text-properties style:font-name="Aptos Display" fo:font-size="14pt" style:font-size-asian="14pt" style:font-size-complex="14pt"/>
    </style:style>
    <style:style style:name="T358" style:parent-style-name="DefaultParagraphFont" style:family="text">
      <style:text-properties style:font-name="Aptos Display" fo:font-size="14pt" style:font-size-asian="14pt" style:font-size-complex="14pt"/>
    </style:style>
    <style:style style:name="T359" style:parent-style-name="DefaultParagraphFont" style:family="text">
      <style:text-properties style:font-name="Aptos Display" fo:font-size="14pt" style:font-size-asian="14pt" style:font-size-complex="14pt"/>
    </style:style>
    <style:style style:name="P360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361" style:parent-style-name="DefaultParagraphFont" style:family="text">
      <style:text-properties style:font-name="Aptos Display" fo:font-size="14pt" style:font-size-asian="14pt" style:font-size-complex="14pt"/>
    </style:style>
    <style:style style:name="T36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63" style:parent-style-name="DefaultParagraphFont" style:family="text">
      <style:text-properties style:font-name="Aptos Display" fo:font-size="14pt" style:font-size-asian="14pt" style:font-size-complex="14pt"/>
    </style:style>
    <style:style style:name="T364" style:parent-style-name="DefaultParagraphFont" style:family="text">
      <style:text-properties style:font-name="Aptos Display" fo:font-size="14pt" style:font-size-asian="14pt" style:font-size-complex="14pt"/>
    </style:style>
    <style:style style:name="P365" style:parent-style-name="NormalWeb" style:family="paragraph"/>
    <style:style style:name="T36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367" style:parent-style-name="NormalWeb" style:family="paragraph">
      <style:text-properties style:font-name="Aptos Display" fo:font-size="14pt" style:font-size-asian="14pt" style:font-size-complex="14pt" fo:language="en" fo:country="US"/>
    </style:style>
    <style:style style:name="P368" style:parent-style-name="NormalWeb" style:family="paragraph">
      <style:text-properties style:font-name="Aptos Display" fo:font-size="14pt" style:font-size-asian="14pt" style:font-size-complex="14pt" fo:language="en" fo:country="US"/>
    </style:style>
    <style:style style:name="P369" style:parent-style-name="NormalWeb" style:family="paragraph">
      <style:text-properties style:font-name="Aptos Display" fo:font-size="14pt" style:font-size-asian="14pt" style:font-size-complex="14pt" fo:language="en" fo:country="US"/>
    </style:style>
    <style:style style:name="P370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P371" style:parent-style-name="NormalWeb" style:family="paragraph">
      <style:text-properties style:font-name="Aptos Display" fo:font-size="14pt" style:font-size-asian="14pt" style:font-size-complex="14pt" fo:language="en" fo:country="US"/>
    </style:style>
    <style:style style:name="T372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373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P374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375" style:parent-style-name="NormalWeb" style:family="paragraph">
      <style:text-properties style:font-name="Aptos Display" fo:font-size="14pt" style:font-size-asian="14pt" style:font-size-complex="14pt"/>
    </style:style>
    <style:style style:name="P376" style:parent-style-name="NormalWeb" style:family="paragraph">
      <style:text-properties style:font-name="Aptos Display" fo:font-size="14pt" style:font-size-asian="14pt" style:font-size-complex="14pt"/>
    </style:style>
    <style:style style:name="P377" style:parent-style-name="NormalWeb" style:family="paragraph">
      <style:text-properties style:font-name="Aptos Display" fo:font-size="14pt" style:font-size-asian="14pt" style:font-size-complex="14pt"/>
    </style:style>
    <style:style style:name="P378" style:parent-style-name="NormalWeb" style:family="paragraph">
      <style:text-properties style:font-name="Aptos Display" fo:font-size="14pt" style:font-size-asian="14pt" style:font-size-complex="14pt"/>
    </style:style>
    <style:style style:name="P379" style:parent-style-name="NormalWeb" style:family="paragraph">
      <style:text-properties style:font-name="Aptos Display" fo:font-size="14pt" style:font-size-asian="14pt" style:font-size-complex="14pt"/>
    </style:style>
    <style:style style:name="P380" style:parent-style-name="NormalWeb" style:family="paragraph">
      <style:paragraph-properties fo:margin-left="0.2875in">
        <style:tab-stops/>
      </style:paragraph-properties>
      <style:text-properties style:font-name="Aptos Display" fo:font-size="14pt" style:font-size-asian="14pt" style:font-size-complex="14pt"/>
    </style:style>
    <style:style style:name="P381" style:parent-style-name="NormalWeb" style:family="paragraph">
      <style:paragraph-properties fo:margin-left="0.2875in">
        <style:tab-stops/>
      </style:paragraph-properties>
      <style:text-properties style:font-name="Aptos Display" fo:font-size="14pt" style:font-size-asian="14pt" style:font-size-complex="14pt"/>
    </style:style>
    <style:style style:name="P382" style:parent-style-name="NormalWeb" style:family="paragraph">
      <style:paragraph-properties fo:margin-left="0.2875in">
        <style:tab-stops/>
      </style:paragraph-properties>
      <style:text-properties style:font-name="Aptos Display" fo:font-size="14pt" style:font-size-asian="14pt" style:font-size-complex="14pt"/>
    </style:style>
    <style:style style:name="P383" style:parent-style-name="NormalWeb" style:family="paragraph">
      <style:text-properties style:font-name="Aptos Display" fo:font-size="14pt" style:font-size-asian="14pt" style:font-size-complex="14pt"/>
    </style:style>
    <style:style style:name="P384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385" style:parent-style-name="NormalWeb" style:family="paragraph">
      <style:text-properties style:font-name="Aptos Display" fo:font-size="14pt" style:font-size-asian="14pt" style:font-size-complex="14pt"/>
    </style:style>
    <style:style style:name="P386" style:parent-style-name="NormalWeb" style:family="paragraph">
      <style:text-properties style:font-name="Aptos Display" fo:font-size="14pt" style:font-size-asian="14pt" style:font-size-complex="14pt"/>
    </style:style>
    <style:style style:name="P387" style:parent-style-name="NormalWeb" style:family="paragraph">
      <style:text-properties style:font-name="Aptos Display" fo:font-size="14pt" style:font-size-asian="14pt" style:font-size-complex="14pt"/>
    </style:style>
    <style:style style:name="T388" style:parent-style-name="DefaultParagraphFont" style:family="text">
      <style:text-properties style:font-name="Aptos Display" fo:font-size="14pt" style:font-size-asian="14pt" style:font-size-complex="14pt"/>
    </style:style>
    <style:style style:name="T389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390" style:parent-style-name="DefaultParagraphFont" style:family="text">
      <style:text-properties style:font-name="Aptos Display" fo:font-size="14pt" style:font-size-asian="14pt" style:font-size-complex="14pt"/>
    </style:style>
    <style:style style:name="T391" style:parent-style-name="DefaultParagraphFont" style:family="text">
      <style:text-properties style:font-name="Aptos Display" fo:font-size="14pt" style:font-size-asian="14pt" style:font-size-complex="14pt"/>
    </style:style>
    <style:style style:name="P392" style:parent-style-name="NormalWeb" style:family="paragraph">
      <style:text-properties style:font-name="Aptos Display" fo:font-size="14pt" style:font-size-asian="14pt" style:font-size-complex="14pt"/>
    </style:style>
    <style:style style:name="P393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394" style:parent-style-name="DefaultParagraphFont" style:family="text">
      <style:text-properties style:font-name="Aptos Display" fo:font-size="14pt" style:font-size-asian="14pt" style:font-size-complex="14pt"/>
    </style:style>
    <style:style style:name="T395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396" style:parent-style-name="DefaultParagraphFont" style:family="text">
      <style:text-properties style:font-name="Aptos Display" fo:font-size="14pt" style:font-size-asian="14pt" style:font-size-complex="14pt"/>
    </style:style>
    <style:style style:name="T397" style:parent-style-name="DefaultParagraphFont" style:family="text">
      <style:text-properties style:font-name="Aptos Display" fo:font-size="14pt" style:font-size-asian="14pt" style:font-size-complex="14pt"/>
    </style:style>
    <style:style style:name="T398" style:parent-style-name="DefaultParagraphFont" style:family="text">
      <style:text-properties style:font-name="Aptos Display" fo:font-size="14pt" style:font-size-asian="14pt" style:font-size-complex="14pt"/>
    </style:style>
    <style:style style:name="T39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00" style:parent-style-name="DefaultParagraphFont" style:family="text">
      <style:text-properties style:font-name="Aptos Display" fo:font-size="14pt" style:font-size-asian="14pt" style:font-size-complex="14pt"/>
    </style:style>
    <style:style style:name="T401" style:parent-style-name="DefaultParagraphFont" style:family="text">
      <style:text-properties style:font-name="Aptos Display" fo:font-size="14pt" style:font-size-asian="14pt" style:font-size-complex="14pt"/>
    </style:style>
    <style:style style:name="T402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03" style:parent-style-name="DefaultParagraphFont" style:family="text">
      <style:text-properties style:font-name="Aptos Display" fo:font-size="14pt" style:font-size-asian="14pt" style:font-size-complex="14pt"/>
    </style:style>
    <style:style style:name="T404" style:parent-style-name="DefaultParagraphFont" style:family="text">
      <style:text-properties style:font-name="Aptos Display" fo:font-size="14pt" style:font-size-asian="14pt" style:font-size-complex="14pt"/>
    </style:style>
    <style:style style:name="T405" style:parent-style-name="DefaultParagraphFont" style:family="text">
      <style:text-properties style:font-name="Aptos Display" fo:font-size="14pt" style:font-size-asian="14pt" style:font-size-complex="14pt"/>
    </style:style>
    <style:style style:name="T40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07" style:parent-style-name="DefaultParagraphFont" style:family="text">
      <style:text-properties style:font-name="Aptos Display" fo:font-size="14pt" style:font-size-asian="14pt" style:font-size-complex="14pt"/>
    </style:style>
    <style:style style:name="P408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409" style:parent-style-name="NormalWeb" style:family="paragraph">
      <style:text-properties style:font-name="Aptos Display" fo:font-size="14pt" style:font-size-asian="14pt" style:font-size-complex="14pt"/>
    </style:style>
    <style:style style:name="P410" style:parent-style-name="NormalWeb" style:family="paragraph"/>
    <style:style style:name="T41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12" style:parent-style-name="DefaultParagraphFont" style:family="text">
      <style:text-properties style:font-name="Aptos Display" fo:font-size="14pt" style:font-size-asian="14pt" style:font-size-complex="14pt"/>
    </style:style>
    <style:style style:name="P413" style:parent-style-name="NormalWeb" style:family="paragraph"/>
    <style:style style:name="T41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15" style:parent-style-name="DefaultParagraphFont" style:family="text">
      <style:text-properties style:font-name="Aptos Display" fo:font-size="14pt" style:font-size-asian="14pt" style:font-size-complex="14pt"/>
    </style:style>
    <style:style style:name="P416" style:parent-style-name="NormalWeb" style:family="paragraph"/>
    <style:style style:name="T41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18" style:parent-style-name="DefaultParagraphFont" style:family="text">
      <style:text-properties style:font-name="Aptos Display" fo:font-size="14pt" style:font-size-asian="14pt" style:font-size-complex="14pt"/>
    </style:style>
    <style:style style:name="P419" style:parent-style-name="NormalWeb" style:family="paragraph"/>
    <style:style style:name="T42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21" style:parent-style-name="DefaultParagraphFont" style:family="text">
      <style:text-properties style:font-name="Aptos Display" fo:font-size="14pt" style:font-size-asian="14pt" style:font-size-complex="14pt"/>
    </style:style>
    <style:style style:name="P422" style:parent-style-name="NormalWeb" style:family="paragraph"/>
    <style:style style:name="T42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24" style:parent-style-name="DefaultParagraphFont" style:family="text">
      <style:text-properties style:font-name="Aptos Display" fo:font-size="14pt" style:font-size-asian="14pt" style:font-size-complex="14pt"/>
    </style:style>
    <style:style style:name="P425" style:parent-style-name="NormalWeb" style:family="paragraph"/>
    <style:style style:name="T42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27" style:parent-style-name="DefaultParagraphFont" style:family="text">
      <style:text-properties style:font-name="Aptos Display" fo:font-size="14pt" style:font-size-asian="14pt" style:font-size-complex="14pt"/>
    </style:style>
    <style:style style:name="T428" style:parent-style-name="DefaultParagraphFont" style:family="text">
      <style:text-properties style:font-name="Aptos Display" fo:font-size="14pt" style:font-size-asian="14pt" style:font-size-complex="14pt"/>
    </style:style>
    <style:style style:name="T42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30" style:parent-style-name="DefaultParagraphFont" style:family="text">
      <style:text-properties style:font-name="Aptos Display" fo:font-size="14pt" style:font-size-asian="14pt" style:font-size-complex="14pt"/>
    </style:style>
    <style:style style:name="P431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32" style:parent-style-name="DefaultParagraphFont" style:family="text">
      <style:text-properties style:font-name="Aptos Display" fo:font-size="14pt" style:font-size-asian="14pt" style:font-size-complex="14pt"/>
    </style:style>
    <style:style style:name="T433" style:parent-style-name="DefaultParagraphFont" style:family="text">
      <style:text-properties style:font-name="Aptos Display" fo:font-size="14pt" style:font-size-asian="14pt" style:font-size-complex="14pt"/>
    </style:style>
    <style:style style:name="T434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35" style:parent-style-name="DefaultParagraphFont" style:family="text">
      <style:text-properties style:font-name="Aptos Display" fo:font-size="14pt" style:font-size-asian="14pt" style:font-size-complex="14pt"/>
    </style:style>
    <style:style style:name="T436" style:parent-style-name="DefaultParagraphFont" style:family="text">
      <style:text-properties style:font-name="Aptos Display" fo:font-size="14pt" style:font-size-asian="14pt" style:font-size-complex="14pt"/>
    </style:style>
    <style:style style:name="T43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38" style:parent-style-name="DefaultParagraphFont" style:family="text">
      <style:text-properties style:font-name="Aptos Display" fo:font-size="14pt" style:font-size-asian="14pt" style:font-size-complex="14pt"/>
    </style:style>
    <style:style style:name="T439" style:parent-style-name="DefaultParagraphFont" style:family="text">
      <style:text-properties style:font-name="Aptos Display" fo:font-size="14pt" style:font-size-asian="14pt" style:font-size-complex="14pt"/>
    </style:style>
    <style:style style:name="P440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41" style:parent-style-name="DefaultParagraphFont" style:family="text">
      <style:text-properties style:font-name="Aptos Display" fo:font-size="14pt" style:font-size-asian="14pt" style:font-size-complex="14pt"/>
    </style:style>
    <style:style style:name="T44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43" style:parent-style-name="DefaultParagraphFont" style:family="text">
      <style:text-properties style:font-name="Aptos Display" fo:font-size="14pt" style:font-size-asian="14pt" style:font-size-complex="14pt"/>
    </style:style>
    <style:style style:name="T444" style:parent-style-name="DefaultParagraphFont" style:family="text">
      <style:text-properties style:font-name="Aptos Display" fo:font-size="14pt" style:font-size-asian="14pt" style:font-size-complex="14pt"/>
    </style:style>
    <style:style style:name="T445" style:parent-style-name="DefaultParagraphFont" style:family="text">
      <style:text-properties style:font-name="Aptos Display" fo:font-size="14pt" style:font-size-asian="14pt" style:font-size-complex="14pt"/>
    </style:style>
    <style:style style:name="T446" style:parent-style-name="DefaultParagraphFont" style:family="text">
      <style:text-properties style:font-name="Aptos Display" fo:font-size="14pt" style:font-size-asian="14pt" style:font-size-complex="14pt"/>
    </style:style>
    <style:style style:name="T447" style:parent-style-name="DefaultParagraphFont" style:family="text">
      <style:text-properties style:font-name="Aptos Display" fo:font-size="14pt" style:font-size-asian="14pt" style:font-size-complex="14pt"/>
    </style:style>
    <style:style style:name="T44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49" style:parent-style-name="DefaultParagraphFont" style:family="text">
      <style:text-properties style:font-name="Aptos Display" fo:font-size="14pt" style:font-size-asian="14pt" style:font-size-complex="14pt"/>
    </style:style>
    <style:style style:name="P450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51" style:parent-style-name="DefaultParagraphFont" style:family="text">
      <style:text-properties style:font-name="Aptos Display" fo:font-size="14pt" style:font-size-asian="14pt" style:font-size-complex="14pt"/>
    </style:style>
    <style:style style:name="T452" style:parent-style-name="DefaultParagraphFont" style:family="text">
      <style:text-properties style:font-name="Aptos Display" fo:font-size="14pt" style:font-size-asian="14pt" style:font-size-complex="14pt"/>
    </style:style>
    <style:style style:name="T453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54" style:parent-style-name="DefaultParagraphFont" style:family="text">
      <style:text-properties style:font-name="Aptos Display" fo:font-size="14pt" style:font-size-asian="14pt" style:font-size-complex="14pt"/>
    </style:style>
    <style:style style:name="T455" style:parent-style-name="DefaultParagraphFont" style:family="text">
      <style:text-properties style:font-name="Aptos Display" fo:font-size="14pt" style:font-size-asian="14pt" style:font-size-complex="14pt"/>
    </style:style>
    <style:style style:name="T456" style:parent-style-name="DefaultParagraphFont" style:family="text">
      <style:text-properties style:font-name="Aptos Display" fo:font-size="14pt" style:font-size-asian="14pt" style:font-size-complex="14pt"/>
    </style:style>
    <style:style style:name="P457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58" style:parent-style-name="DefaultParagraphFont" style:family="text">
      <style:text-properties style:font-name="Aptos Display" fo:font-size="14pt" style:font-size-asian="14pt" style:font-size-complex="14pt"/>
    </style:style>
    <style:style style:name="T45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60" style:parent-style-name="DefaultParagraphFont" style:family="text">
      <style:text-properties style:font-name="Aptos Display" fo:font-size="14pt" style:font-size-asian="14pt" style:font-size-complex="14pt"/>
    </style:style>
    <style:style style:name="T461" style:parent-style-name="DefaultParagraphFont" style:family="text">
      <style:text-properties style:font-name="Aptos Display" fo:font-size="14pt" style:font-size-asian="14pt" style:font-size-complex="14pt"/>
    </style:style>
    <style:style style:name="P462" style:parent-style-name="NormalWeb" style:family="paragraph">
      <style:text-properties style:font-name="Aptos Display" fo:font-size="14pt" style:font-size-asian="14pt" style:font-size-complex="14pt"/>
    </style:style>
    <style:style style:name="T463" style:parent-style-name="DefaultParagraphFont" style:family="text">
      <style:text-properties style:font-name="Aptos Display" fo:font-size="14pt" style:font-size-asian="14pt" style:font-size-complex="14pt"/>
    </style:style>
    <style:style style:name="T46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65" style:parent-style-name="DefaultParagraphFont" style:family="text">
      <style:text-properties style:font-name="Aptos Display" fo:font-size="14pt" style:font-size-asian="14pt" style:font-size-complex="14pt"/>
    </style:style>
    <style:style style:name="P466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67" style:parent-style-name="DefaultParagraphFont" style:family="text">
      <style:text-properties style:font-name="Aptos Display" fo:font-size="14pt" style:font-size-asian="14pt" style:font-size-complex="14pt"/>
    </style:style>
    <style:style style:name="T46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69" style:parent-style-name="DefaultParagraphFont" style:family="text">
      <style:text-properties style:font-name="Aptos Display" fo:font-size="14pt" style:font-size-asian="14pt" style:font-size-complex="14pt"/>
    </style:style>
    <style:style style:name="T470" style:parent-style-name="DefaultParagraphFont" style:family="text">
      <style:text-properties style:font-name="Aptos Display" fo:font-size="14pt" style:font-size-asian="14pt" style:font-size-complex="14pt"/>
    </style:style>
    <style:style style:name="T47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72" style:parent-style-name="DefaultParagraphFont" style:family="text">
      <style:text-properties style:font-name="Aptos Display" fo:font-size="14pt" style:font-size-asian="14pt" style:font-size-complex="14pt"/>
    </style:style>
    <style:style style:name="T473" style:parent-style-name="DefaultParagraphFont" style:family="text">
      <style:text-properties style:font-name="Aptos Display" fo:font-size="14pt" style:font-size-asian="14pt" style:font-size-complex="14pt"/>
    </style:style>
    <style:style style:name="T474" style:parent-style-name="DefaultParagraphFont" style:family="text">
      <style:text-properties style:font-name="Aptos Display" fo:font-size="14pt" style:font-size-asian="14pt" style:font-size-complex="14pt"/>
    </style:style>
    <style:style style:name="T47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76" style:parent-style-name="DefaultParagraphFont" style:family="text">
      <style:text-properties style:font-name="Aptos Display" fo:font-size="14pt" style:font-size-asian="14pt" style:font-size-complex="14pt"/>
    </style:style>
    <style:style style:name="P477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78" style:parent-style-name="DefaultParagraphFont" style:family="text">
      <style:text-properties style:font-name="Aptos Display" fo:font-size="14pt" style:font-size-asian="14pt" style:font-size-complex="14pt"/>
    </style:style>
    <style:style style:name="T47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80" style:parent-style-name="DefaultParagraphFont" style:family="text">
      <style:text-properties style:font-name="Aptos Display" fo:font-size="14pt" style:font-size-asian="14pt" style:font-size-complex="14pt"/>
    </style:style>
    <style:style style:name="T481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82" style:parent-style-name="DefaultParagraphFont" style:family="text">
      <style:text-properties style:font-name="Aptos Display" fo:font-size="14pt" style:font-size-asian="14pt" style:font-size-complex="14pt"/>
    </style:style>
    <style:style style:name="T483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484" style:parent-style-name="DefaultParagraphFont" style:family="text">
      <style:text-properties style:font-name="Aptos Display" fo:font-size="14pt" style:font-size-asian="14pt" style:font-size-complex="14pt"/>
    </style:style>
    <style:style style:name="T485" style:parent-style-name="DefaultParagraphFont" style:family="text">
      <style:text-properties style:font-name="Aptos Display" fo:font-size="14pt" style:font-size-asian="14pt" style:font-size-complex="14pt"/>
    </style:style>
    <style:style style:name="T48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87" style:parent-style-name="DefaultParagraphFont" style:family="text">
      <style:text-properties style:font-name="Aptos Display" fo:font-size="14pt" style:font-size-asian="14pt" style:font-size-complex="14pt"/>
    </style:style>
    <style:style style:name="T48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489" style:parent-style-name="NormalWeb" style:family="paragraph">
      <style:text-properties style:font-name="Aptos Display" fo:font-size="14pt" style:font-size-asian="14pt" style:font-size-complex="14pt"/>
    </style:style>
    <style:style style:name="P490" style:parent-style-name="NormalWeb" style:family="paragraph">
      <style:text-properties style:font-name="Aptos Display" fo:font-size="14pt" style:font-size-asian="14pt" style:font-size-complex="14pt"/>
    </style:style>
    <style:style style:name="P491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92" style:parent-style-name="DefaultParagraphFont" style:family="text">
      <style:text-properties style:font-name="Aptos Display" fo:font-size="14pt" style:font-size-asian="14pt" style:font-size-complex="14pt"/>
    </style:style>
    <style:style style:name="T493" style:parent-style-name="DefaultParagraphFont" style:family="text">
      <style:text-properties style:font-name="Aptos Display" fo:font-size="14pt" style:font-size-asian="14pt" style:font-size-complex="14pt"/>
    </style:style>
    <style:style style:name="T49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95" style:parent-style-name="DefaultParagraphFont" style:family="text">
      <style:text-properties style:font-name="Aptos Display" fo:font-size="14pt" style:font-size-asian="14pt" style:font-size-complex="14pt"/>
    </style:style>
    <style:style style:name="T496" style:parent-style-name="DefaultParagraphFont" style:family="text">
      <style:text-properties style:font-name="Aptos Display" fo:font-size="14pt" style:font-size-asian="14pt" style:font-size-complex="14pt"/>
    </style:style>
    <style:style style:name="T497" style:parent-style-name="DefaultParagraphFont" style:family="text">
      <style:text-properties style:font-name="Aptos Display" fo:font-size="14pt" style:font-size-asian="14pt" style:font-size-complex="14pt"/>
    </style:style>
    <style:style style:name="T49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499" style:parent-style-name="DefaultParagraphFont" style:family="text">
      <style:text-properties style:font-name="Aptos Display" fo:font-size="14pt" style:font-size-asian="14pt" style:font-size-complex="14pt"/>
    </style:style>
    <style:style style:name="T50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01" style:parent-style-name="DefaultParagraphFont" style:family="text">
      <style:text-properties style:font-name="Aptos Display" fo:font-size="14pt" style:font-size-asian="14pt" style:font-size-complex="14pt"/>
    </style:style>
    <style:style style:name="P502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03" style:parent-style-name="DefaultParagraphFont" style:family="text">
      <style:text-properties style:font-name="Aptos Display" fo:font-size="14pt" style:font-size-asian="14pt" style:font-size-complex="14pt"/>
    </style:style>
    <style:style style:name="T50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05" style:parent-style-name="DefaultParagraphFont" style:family="text">
      <style:text-properties style:font-name="Aptos Display" fo:font-size="14pt" style:font-size-asian="14pt" style:font-size-complex="14pt"/>
    </style:style>
    <style:style style:name="T506" style:parent-style-name="DefaultParagraphFont" style:family="text">
      <style:text-properties style:font-name="Aptos Display" fo:font-size="14pt" style:font-size-asian="14pt" style:font-size-complex="14pt"/>
    </style:style>
    <style:style style:name="T507" style:parent-style-name="DefaultParagraphFont" style:family="text">
      <style:text-properties style:font-name="Aptos Display" fo:font-size="14pt" style:font-size-asian="14pt" style:font-size-complex="14pt"/>
    </style:style>
    <style:style style:name="T508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09" style:parent-style-name="DefaultParagraphFont" style:family="text">
      <style:text-properties style:font-name="Aptos Display" fo:font-size="14pt" style:font-size-asian="14pt" style:font-size-complex="14pt"/>
    </style:style>
    <style:style style:name="T51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511" style:parent-style-name="NormalWeb" style:family="paragraph">
      <style:text-properties style:font-name="Aptos Display" fo:font-size="14pt" style:font-size-asian="14pt" style:font-size-complex="14pt"/>
    </style:style>
    <style:style style:name="P512" style:parent-style-name="NormalWeb" style:family="paragraph">
      <style:text-properties style:font-name="Aptos Display" fo:font-size="14pt" style:font-size-asian="14pt" style:font-size-complex="14pt"/>
    </style:style>
    <style:style style:name="P513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14" style:parent-style-name="DefaultParagraphFont" style:family="text">
      <style:text-properties style:font-name="Aptos Display" fo:font-size="14pt" style:font-size-asian="14pt" style:font-size-complex="14pt"/>
    </style:style>
    <style:style style:name="T515" style:parent-style-name="DefaultParagraphFont" style:family="text">
      <style:text-properties style:font-name="Aptos Display" fo:font-size="14pt" style:font-size-asian="14pt" style:font-size-complex="14pt"/>
    </style:style>
    <style:style style:name="T516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17" style:parent-style-name="DefaultParagraphFont" style:family="text">
      <style:text-properties style:font-name="Aptos Display" fo:font-size="14pt" style:font-size-asian="14pt" style:font-size-complex="14pt"/>
    </style:style>
    <style:style style:name="T518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19" style:parent-style-name="DefaultParagraphFont" style:family="text">
      <style:text-properties style:font-name="Aptos Display" fo:font-size="14pt" style:font-size-asian="14pt" style:font-size-complex="14pt"/>
    </style:style>
    <style:style style:name="T520" style:parent-style-name="DefaultParagraphFont" style:family="text">
      <style:text-properties style:font-name="Aptos Display" fo:font-size="14pt" style:font-size-asian="14pt" style:font-size-complex="14pt"/>
    </style:style>
    <style:style style:name="T521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22" style:parent-style-name="DefaultParagraphFont" style:family="text">
      <style:text-properties style:font-name="Aptos Display" fo:font-size="14pt" style:font-size-asian="14pt" style:font-size-complex="14pt"/>
    </style:style>
    <style:style style:name="T523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24" style:parent-style-name="DefaultParagraphFont" style:family="text">
      <style:text-properties style:font-name="Aptos Display" fo:font-size="14pt" style:font-size-asian="14pt" style:font-size-complex="14pt"/>
    </style:style>
    <style:style style:name="T525" style:parent-style-name="DefaultParagraphFont" style:family="text">
      <style:text-properties style:font-name="Aptos Display" fo:font-size="14pt" style:font-size-asian="14pt" style:font-size-complex="14pt"/>
    </style:style>
    <style:style style:name="T52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2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2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529" style:parent-style-name="NormalWeb" style:family="paragraph">
      <style:text-properties style:font-name="Aptos Display" fo:font-size="14pt" style:font-size-asian="14pt" style:font-size-complex="14pt"/>
    </style:style>
    <style:style style:name="P530" style:parent-style-name="NormalWeb" style:family="paragraph">
      <style:text-properties style:font-name="Aptos Display" fo:font-size="14pt" style:font-size-asian="14pt" style:font-size-complex="14pt"/>
    </style:style>
    <style:style style:name="P531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532" style:parent-style-name="NormalWeb" style:family="paragraph">
      <style:text-properties style:font-name="Aptos Display" fo:font-size="14pt" style:font-size-asian="14pt" style:font-size-complex="14pt"/>
    </style:style>
    <style:style style:name="P533" style:parent-style-name="NormalWeb" style:family="paragraph">
      <style:text-properties style:font-name="Aptos Display" fo:font-size="14pt" style:font-size-asian="14pt" style:font-size-complex="14pt"/>
    </style:style>
    <style:style style:name="P534" style:parent-style-name="NormalWeb" style:family="paragraph">
      <style:text-properties style:font-name="Aptos Display" fo:font-size="14pt" style:font-size-asian="14pt" style:font-size-complex="14pt"/>
    </style:style>
    <style:style style:name="P535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536" style:parent-style-name="NormalWeb" style:family="paragraph">
      <style:text-properties style:font-name="Aptos Display" fo:font-size="14pt" style:font-size-asian="14pt" style:font-size-complex="14pt"/>
    </style:style>
    <style:style style:name="P537" style:parent-style-name="NormalWeb" style:family="paragraph">
      <style:text-properties style:font-name="Aptos Display" fo:font-size="14pt" style:font-size-asian="14pt" style:font-size-complex="14pt"/>
    </style:style>
    <style:style style:name="P538" style:parent-style-name="NormalWeb" style:family="paragraph">
      <style:text-properties style:font-name="Aptos Display" fo:font-size="14pt" style:font-size-asian="14pt" style:font-size-complex="14pt"/>
    </style:style>
    <style:style style:name="P539" style:parent-style-name="NormalWeb" style:family="paragraph">
      <style:text-properties style:font-name="Aptos Display" fo:font-size="14pt" style:font-size-asian="14pt" style:font-size-complex="14pt"/>
    </style:style>
    <style:style style:name="P540" style:parent-style-name="NormalWeb" style:family="paragraph">
      <style:text-properties style:font-name="Aptos Display" fo:font-size="14pt" style:font-size-asian="14pt" style:font-size-complex="14pt"/>
    </style:style>
    <style:style style:name="P541" style:parent-style-name="NormalWeb" style:family="paragraph">
      <style:text-properties style:font-name="Aptos Display" fo:font-size="14pt" style:font-size-asian="14pt" style:font-size-complex="14pt"/>
    </style:style>
    <style:style style:name="P542" style:parent-style-name="NormalWeb" style:family="paragraph">
      <style:text-properties style:font-name="Aptos Display" fo:font-size="14pt" style:font-size-asian="14pt" style:font-size-complex="14pt"/>
    </style:style>
    <style:style style:name="P543" style:parent-style-name="NormalWeb" style:family="paragraph">
      <style:text-properties style:font-name="Aptos Display" fo:font-size="14pt" style:font-size-asian="14pt" style:font-size-complex="14pt"/>
    </style:style>
    <style:style style:name="P544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45" style:parent-style-name="DefaultParagraphFont" style:family="text">
      <style:text-properties style:font-name="Aptos Display" fo:font-size="14pt" style:font-size-asian="14pt" style:font-size-complex="14pt"/>
    </style:style>
    <style:style style:name="T546" style:parent-style-name="DefaultParagraphFont" style:family="text">
      <style:text-properties style:font-name="Aptos Display" fo:font-size="14pt" style:font-size-asian="14pt" style:font-size-complex="14pt"/>
    </style:style>
    <style:style style:name="T54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54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54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55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51" style:parent-style-name="DefaultParagraphFont" style:family="text">
      <style:text-properties style:font-name="Aptos Display" fo:font-size="14pt" style:font-size-asian="14pt" style:font-size-complex="14pt"/>
    </style:style>
    <style:style style:name="T552" style:parent-style-name="DefaultParagraphFont" style:family="text">
      <style:text-properties style:font-name="Aptos Display" fo:font-size="14pt" style:font-size-asian="14pt" style:font-size-complex="14pt"/>
    </style:style>
    <style:style style:name="T553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54" style:parent-style-name="DefaultParagraphFont" style:family="text">
      <style:text-properties style:font-name="Aptos Display" fo:font-size="14pt" style:font-size-asian="14pt" style:font-size-complex="14pt"/>
    </style:style>
    <style:style style:name="T555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56" style:parent-style-name="DefaultParagraphFont" style:family="text">
      <style:text-properties style:font-name="Aptos Display" fo:font-size="14pt" style:font-size-asian="14pt" style:font-size-complex="14pt"/>
    </style:style>
    <style:style style:name="T557" style:parent-style-name="DefaultParagraphFont" style:family="text">
      <style:text-properties style:font-name="Aptos Display" fo:font-size="14pt" style:font-size-asian="14pt" style:font-size-complex="14pt"/>
    </style:style>
    <style:style style:name="T558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59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560" style:parent-style-name="DefaultParagraphFont" style:family="text">
      <style:text-properties style:font-name="Aptos Display" fo:font-size="14pt" style:font-size-asian="14pt" style:font-size-complex="14pt"/>
    </style:style>
    <style:style style:name="T561" style:parent-style-name="DefaultParagraphFont" style:family="text">
      <style:text-properties style:font-name="Aptos Display" fo:font-size="14pt" style:font-size-asian="14pt" style:font-size-complex="14pt"/>
    </style:style>
    <style:style style:name="T56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63" style:parent-style-name="DefaultParagraphFont" style:family="text">
      <style:text-properties style:font-name="Aptos Display" fo:font-size="14pt" style:font-size-asian="14pt" style:font-size-complex="14pt"/>
    </style:style>
    <style:style style:name="T564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56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66" style:parent-style-name="DefaultParagraphFont" style:family="text">
      <style:text-properties style:font-name="Aptos Display" fo:font-size="14pt" style:font-size-asian="14pt" style:font-size-complex="14pt"/>
    </style:style>
    <style:style style:name="T567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568" style:parent-style-name="DefaultParagraphFont" style:family="text">
      <style:text-properties style:font-name="Aptos Display" fo:font-size="14pt" style:font-size-asian="14pt" style:font-size-complex="14pt"/>
    </style:style>
    <style:style style:name="T56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70" style:parent-style-name="DefaultParagraphFont" style:family="text">
      <style:text-properties style:font-name="Aptos Display" fo:font-size="14pt" style:font-size-asian="14pt" style:font-size-complex="14pt"/>
    </style:style>
    <style:style style:name="T571" style:parent-style-name="DefaultParagraphFont" style:family="text">
      <style:text-properties style:font-name="Aptos Display" fo:font-size="14pt" style:font-size-asian="14pt" style:font-size-complex="14pt"/>
    </style:style>
    <style:style style:name="T57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73" style:parent-style-name="DefaultParagraphFont" style:family="text">
      <style:text-properties style:font-name="Aptos Display" fo:font-size="14pt" style:font-size-asian="14pt" style:font-size-complex="14pt"/>
    </style:style>
    <style:style style:name="P574" style:parent-style-name="NormalWeb" style:family="paragraph">
      <style:text-properties style:font-name="Aptos Display" fo:font-size="14pt" style:font-size-asian="14pt" style:font-size-complex="14pt"/>
    </style:style>
    <style:style style:name="P575" style:parent-style-name="NormalWeb" style:family="paragraph">
      <style:text-properties style:font-name="Aptos Display" fo:font-size="14pt" style:font-size-asian="14pt" style:font-size-complex="14pt"/>
    </style:style>
    <style:style style:name="P576" style:parent-style-name="NormalWeb" style:family="paragraph"/>
    <style:style style:name="T577" style:parent-style-name="DefaultParagraphFont" style:family="text">
      <style:text-properties style:font-name="Aptos Display" fo:font-size="14pt" style:font-size-asian="14pt" style:font-size-complex="14pt"/>
    </style:style>
    <style:style style:name="T578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79" style:parent-style-name="DefaultParagraphFont" style:family="text">
      <style:text-properties style:font-name="Aptos Display" fo:font-size="14pt" style:font-size-asian="14pt" style:font-size-complex="14pt"/>
    </style:style>
    <style:style style:name="P580" style:parent-style-name="NormalWeb" style:family="paragraph"/>
    <style:style style:name="T581" style:parent-style-name="DefaultParagraphFont" style:family="text">
      <style:text-properties style:font-name="Aptos Display" fo:font-size="14pt" style:font-size-asian="14pt" style:font-size-complex="14pt"/>
    </style:style>
    <style:style style:name="T582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83" style:parent-style-name="DefaultParagraphFont" style:family="text">
      <style:text-properties style:font-name="Aptos Display" fo:font-size="14pt" style:font-size-asian="14pt" style:font-size-complex="14pt"/>
    </style:style>
    <style:style style:name="P584" style:parent-style-name="NormalWeb" style:family="paragraph"/>
    <style:style style:name="T585" style:parent-style-name="DefaultParagraphFont" style:family="text">
      <style:text-properties style:font-name="Aptos Display" fo:font-size="14pt" style:font-size-asian="14pt" style:font-size-complex="14pt"/>
    </style:style>
    <style:style style:name="T58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87" style:parent-style-name="DefaultParagraphFont" style:family="text">
      <style:text-properties style:font-name="Aptos Display" fo:font-size="14pt" style:font-size-asian="14pt" style:font-size-complex="14pt"/>
    </style:style>
    <style:style style:name="P588" style:parent-style-name="NormalWeb" style:family="paragraph">
      <style:text-properties style:font-name="Aptos Display" fo:font-size="14pt" style:font-size-asian="14pt" style:font-size-complex="14pt"/>
    </style:style>
    <style:style style:name="T58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59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91" style:parent-style-name="DefaultParagraphFont" style:family="text">
      <style:text-properties style:font-name="Aptos Display" fo:font-size="14pt" style:font-size-asian="14pt" style:font-size-complex="14pt"/>
    </style:style>
    <style:style style:name="T592" style:parent-style-name="DefaultParagraphFont" style:family="text">
      <style:text-properties style:font-name="Aptos Display" fo:font-size="14pt" style:font-size-asian="14pt" style:font-size-complex="14pt"/>
    </style:style>
    <style:style style:name="T593" style:parent-style-name="DefaultParagraphFont" style:family="text">
      <style:text-properties style:font-name="Aptos Display" fo:font-size="14pt" style:font-size-asian="14pt" style:font-size-complex="14pt"/>
    </style:style>
    <style:style style:name="P594" style:parent-style-name="NormalWeb" style:family="paragraph">
      <style:text-properties style:font-name="Aptos Display" fo:font-size="14pt" style:font-size-asian="14pt" style:font-size-complex="14pt"/>
    </style:style>
    <style:style style:name="P595" style:parent-style-name="NormalWeb" style:family="paragraph"/>
    <style:style style:name="T59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597" style:parent-style-name="DefaultParagraphFont" style:family="text">
      <style:text-properties style:font-name="Aptos Display" fo:font-size="14pt" style:font-size-asian="14pt" style:font-size-complex="14pt"/>
    </style:style>
    <style:style style:name="P598" style:parent-style-name="NormalWeb" style:family="paragraph"/>
    <style:style style:name="T599" style:parent-style-name="DefaultParagraphFont" style:family="text">
      <style:text-properties style:font-name="Aptos Display" fo:font-size="14pt" style:font-size-asian="14pt" style:font-size-complex="14pt"/>
    </style:style>
    <style:style style:name="T60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01" style:parent-style-name="DefaultParagraphFont" style:family="text">
      <style:text-properties style:font-name="Aptos Display" fo:font-size="14pt" style:font-size-asian="14pt" style:font-size-complex="14pt"/>
    </style:style>
    <style:style style:name="P602" style:parent-style-name="NormalWeb" style:family="paragraph"/>
    <style:style style:name="T603" style:parent-style-name="DefaultParagraphFont" style:family="text">
      <style:text-properties style:font-name="Aptos Display" fo:font-size="14pt" style:font-size-asian="14pt" style:font-size-complex="14pt"/>
    </style:style>
    <style:style style:name="T60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05" style:parent-style-name="DefaultParagraphFont" style:family="text">
      <style:text-properties style:font-name="Aptos Display" fo:font-size="14pt" style:font-size-asian="14pt" style:font-size-complex="14pt"/>
    </style:style>
    <style:style style:name="P606" style:parent-style-name="NormalWeb" style:family="paragraph"/>
    <style:style style:name="T60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08" style:parent-style-name="DefaultParagraphFont" style:family="text">
      <style:text-properties style:font-name="Aptos Display" fo:font-size="14pt" style:font-size-asian="14pt" style:font-size-complex="14pt"/>
    </style:style>
    <style:style style:name="P609" style:parent-style-name="NormalWeb" style:family="paragraph"/>
    <style:style style:name="T61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11" style:parent-style-name="DefaultParagraphFont" style:family="text">
      <style:text-properties style:font-name="Aptos Display" fo:font-size="14pt" style:font-size-asian="14pt" style:font-size-complex="14pt"/>
    </style:style>
    <style:style style:name="P612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P613" style:parent-style-name="NormalWeb" style:family="paragraph">
      <style:text-properties style:font-name="Aptos Display" fo:font-size="14pt" style:font-size-asian="14pt" style:font-size-complex="14pt"/>
    </style:style>
    <style:style style:name="P614" style:parent-style-name="NormalWeb" style:family="paragraph"/>
    <style:style style:name="T615" style:parent-style-name="DefaultParagraphFont" style:family="text">
      <style:text-properties style:font-name="Aptos Display" fo:font-size="14pt" style:font-size-asian="14pt" style:font-size-complex="14pt"/>
    </style:style>
    <style:style style:name="T61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17" style:parent-style-name="DefaultParagraphFont" style:family="text">
      <style:text-properties style:font-name="Aptos Display" fo:font-size="14pt" style:font-size-asian="14pt" style:font-size-complex="14pt"/>
    </style:style>
    <style:style style:name="P618" style:parent-style-name="NormalWeb" style:family="paragraph"/>
    <style:style style:name="T619" style:parent-style-name="DefaultParagraphFont" style:family="text">
      <style:text-properties style:font-name="Aptos Display" fo:font-size="14pt" style:font-size-asian="14pt" style:font-size-complex="14pt"/>
    </style:style>
    <style:style style:name="T62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21" style:parent-style-name="DefaultParagraphFont" style:family="text">
      <style:text-properties style:font-name="Aptos Display" fo:font-size="14pt" style:font-size-asian="14pt" style:font-size-complex="14pt"/>
    </style:style>
    <style:style style:name="P622" style:parent-style-name="NormalWeb" style:family="paragraph">
      <style:text-properties style:font-name="Aptos Display" fo:font-size="14pt" style:font-size-asian="14pt" style:font-size-complex="14pt"/>
    </style:style>
    <style:style style:name="T623" style:parent-style-name="Strong" style:family="text">
      <style:text-properties style:font-name="Aptos Display" fo:font-weight="bold" style:font-weight-asian="bold" style:font-weight-complex="bold" fo:language="en" fo:country="US"/>
    </style:style>
    <style:style style:name="T624" style:parent-style-name="Strong" style:family="text">
      <style:text-properties style:font-name="Aptos Display" fo:font-weight="bold" style:font-weight-asian="bold" style:font-weight-complex="bold"/>
    </style:style>
    <style:style style:name="P625" style:parent-style-name="NormalWeb" style:family="paragraph">
      <style:text-properties style:font-name="Aptos Display" fo:font-size="14pt" style:font-size-asian="14pt" style:font-size-complex="14pt"/>
    </style:style>
    <style:style style:name="P626" style:parent-style-name="NormalWeb" style:family="paragraph"/>
    <style:style style:name="T627" style:parent-style-name="Strong" style:family="text">
      <style:text-properties style:font-name="Aptos Display" fo:font-size="14pt" style:font-size-asian="14pt" style:font-size-complex="14pt"/>
    </style:style>
    <style:style style:name="T628" style:parent-style-name="DefaultParagraphFont" style:family="text">
      <style:text-properties style:font-name="Aptos Display" fo:font-size="14pt" style:font-size-asian="14pt" style:font-size-complex="14pt"/>
    </style:style>
    <style:style style:name="P629" style:parent-style-name="NormalWeb" style:family="paragraph"/>
    <style:style style:name="T630" style:parent-style-name="DefaultParagraphFont" style:family="text">
      <style:text-properties style:font-name="Aptos Display" fo:font-size="14pt" style:font-size-asian="14pt" style:font-size-complex="14pt"/>
    </style:style>
    <style:style style:name="T631" style:parent-style-name="Strong" style:family="text">
      <style:text-properties style:font-name="Aptos Display" fo:font-size="14pt" style:font-size-asian="14pt" style:font-size-complex="14pt"/>
    </style:style>
    <style:style style:name="T632" style:parent-style-name="DefaultParagraphFont" style:family="text">
      <style:text-properties style:font-name="Aptos Display" fo:font-size="14pt" style:font-size-asian="14pt" style:font-size-complex="14pt"/>
    </style:style>
    <style:style style:name="P633" style:parent-style-name="NormalWeb" style:family="paragraph"/>
    <style:style style:name="T634" style:parent-style-name="Strong" style:family="text">
      <style:text-properties style:font-name="Aptos Display" fo:font-size="14pt" style:font-size-asian="14pt" style:font-size-complex="14pt"/>
    </style:style>
    <style:style style:name="T635" style:parent-style-name="DefaultParagraphFont" style:family="text">
      <style:text-properties style:font-name="Aptos Display" fo:font-size="14pt" style:font-size-asian="14pt" style:font-size-complex="14pt"/>
    </style:style>
    <style:style style:name="P636" style:parent-style-name="NormalWeb" style:family="paragraph"/>
    <style:style style:name="T637" style:parent-style-name="DefaultParagraphFont" style:family="text">
      <style:text-properties style:font-name="Aptos Display" fo:font-size="14pt" style:font-size-asian="14pt" style:font-size-complex="14pt"/>
    </style:style>
    <style:style style:name="T638" style:parent-style-name="Strong" style:family="text">
      <style:text-properties style:font-name="Aptos Display" fo:font-size="14pt" style:font-size-asian="14pt" style:font-size-complex="14pt"/>
    </style:style>
    <style:style style:name="T639" style:parent-style-name="DefaultParagraphFont" style:family="text">
      <style:text-properties style:font-name="Aptos Display" fo:font-size="14pt" style:font-size-asian="14pt" style:font-size-complex="14pt"/>
    </style:style>
    <style:style style:name="P640" style:parent-style-name="NormalWeb" style:family="paragraph"/>
    <style:style style:name="T641" style:parent-style-name="Strong" style:family="text">
      <style:text-properties style:font-name="Aptos Display" fo:font-size="14pt" style:font-size-asian="14pt" style:font-size-complex="14pt"/>
    </style:style>
    <style:style style:name="T642" style:parent-style-name="DefaultParagraphFont" style:family="text">
      <style:text-properties style:font-name="Aptos Display" fo:font-size="14pt" style:font-size-asian="14pt" style:font-size-complex="14pt"/>
    </style:style>
    <style:style style:name="T643" style:parent-style-name="DefaultParagraphFont" style:family="text">
      <style:text-properties style:font-name="Aptos Display" fo:font-size="14pt" style:font-size-asian="14pt" style:font-size-complex="14pt"/>
    </style:style>
    <style:style style:name="T644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 fo:language="en" fo:country="US"/>
    </style:style>
    <style:style style:name="T64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46" style:parent-style-name="DefaultParagraphFont" style:family="text">
      <style:text-properties style:font-name="Aptos Display" fo:font-size="14pt" style:font-size-asian="14pt" style:font-size-complex="14pt"/>
    </style:style>
    <style:style style:name="T647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48" style:parent-style-name="DefaultParagraphFont" style:family="text">
      <style:text-properties style:font-name="Aptos Display" fo:font-size="14pt" style:font-size-asian="14pt" style:font-size-complex="14pt"/>
    </style:style>
    <style:style style:name="T649" style:parent-style-name="DefaultParagraphFont" style:family="text">
      <style:text-properties style:font-name="Aptos Display" fo:font-size="14pt" style:font-size-asian="14pt" style:font-size-complex="14pt"/>
    </style:style>
    <style:style style:name="T650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51" style:parent-style-name="DefaultParagraphFont" style:family="text">
      <style:text-properties style:font-name="Aptos Display" fo:font-size="14pt" style:font-size-asian="14pt" style:font-size-complex="14pt"/>
    </style:style>
    <style:style style:name="T652" style:parent-style-name="DefaultParagraphFont" style:family="text">
      <style:text-properties style:font-name="Aptos Display" fo:font-size="14pt" style:font-size-asian="14pt" style:font-size-complex="14pt"/>
    </style:style>
    <style:style style:name="T653" style:parent-style-name="DefaultParagraphFont" style:family="text">
      <style:text-properties style:font-name="Aptos Display" fo:font-size="14pt" style:font-size-asian="14pt" style:font-size-complex="14pt"/>
    </style:style>
    <style:style style:name="T654" style:parent-style-name="DefaultParagraphFont" style:family="text">
      <style:text-properties style:font-name="Aptos Display" fo:font-size="14pt" style:font-size-asian="14pt" style:font-size-complex="14pt" fo:language="en" fo:country="US"/>
    </style:style>
    <style:style style:name="T655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56" style:parent-style-name="DefaultParagraphFont" style:family="text">
      <style:text-properties style:font-name="Aptos Display" fo:font-size="14pt" style:font-size-asian="14pt" style:font-size-complex="14pt"/>
    </style:style>
    <style:style style:name="T657" style:parent-style-name="DefaultParagraphFont" style:family="text">
      <style:text-properties style:font-name="Aptos Display" fo:font-size="14pt" style:font-size-asian="14pt" style:font-size-complex="14pt"/>
    </style:style>
    <style:style style:name="T658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659" style:parent-style-name="DefaultParagraphFont" style:family="text">
      <style:text-properties style:font-name="Aptos Display" fo:font-size="14pt" style:font-size-asian="14pt" style:font-size-complex="14pt"/>
    </style:style>
    <style:style style:name="T660" style:parent-style-name="DefaultParagraphFont" style:family="text">
      <style:text-properties style:font-name="Aptos Display" fo:font-size="14pt" style:font-size-asian="14pt" style:font-size-complex="14pt"/>
    </style:style>
    <style:style style:name="T661" style:parent-style-name="DefaultParagraphFont" style:family="text">
      <style:text-properties style:font-name="Aptos Display" fo:font-size="14pt" style:font-size-asian="14pt" style:font-size-complex="14pt"/>
    </style:style>
    <style:style style:name="T662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663" style:parent-style-name="DefaultParagraphFont" style:family="text">
      <style:text-properties style:font-name="Aptos Display" fo:font-size="14pt" style:font-size-asian="14pt" style:font-size-complex="14pt"/>
    </style:style>
    <style:style style:name="T664" style:parent-style-name="DefaultParagraphFont" style:family="text">
      <style:text-properties style:font-name="Aptos Display" fo:font-style="italic" style:font-style-asian="italic" style:font-style-complex="italic" fo:font-size="14pt" style:font-size-asian="14pt" style:font-size-complex="14pt"/>
    </style:style>
    <style:style style:name="T665" style:parent-style-name="DefaultParagraphFont" style:family="text">
      <style:text-properties style:font-name="Aptos Display" fo:font-size="14pt" style:font-size-asian="14pt" style:font-size-complex="14pt"/>
    </style:style>
    <style:style style:name="P666" style:parent-style-name="NormalWeb" style:family="paragraph">
      <style:text-properties style:font-name="Aptos Display" fo:font-size="14pt" style:font-size-asian="14pt" style:font-size-complex="14pt" fo:language="en" fo:country="US"/>
    </style:style>
    <style:style style:name="P667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68" style:parent-style-name="DefaultParagraphFont" style:family="text">
      <style:text-properties style:font-name="Aptos Display" fo:font-size="14pt" style:font-size-asian="14pt" style:font-size-complex="14pt"/>
    </style:style>
    <style:style style:name="T66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70" style:parent-style-name="DefaultParagraphFont" style:family="text">
      <style:text-properties style:font-name="Aptos Display" fo:font-size="14pt" style:font-size-asian="14pt" style:font-size-complex="14pt"/>
    </style:style>
    <style:style style:name="T671" style:parent-style-name="DefaultParagraphFont" style:family="text">
      <style:text-properties style:font-name="Aptos Display" fo:font-size="14pt" style:font-size-asian="14pt" style:font-size-complex="14pt"/>
    </style:style>
    <style:style style:name="P672" style:parent-style-name="NormalWeb" style:family="paragraph">
      <style:text-properties style:font-name="Aptos Display" fo:font-size="14pt" style:font-size-asian="14pt" style:font-size-complex="14pt"/>
    </style:style>
    <style:style style:name="P673" style:parent-style-name="NormalWeb" style:family="paragraph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74" style:parent-style-name="DefaultParagraphFont" style:family="text">
      <style:text-properties style:font-name="Aptos Display" fo:font-size="14pt" style:font-size-asian="14pt" style:font-size-complex="14pt"/>
    </style:style>
    <style:style style:name="T675" style:parent-style-name="DefaultParagraphFont" style:family="text">
      <style:text-properties style:font-name="Aptos Display" fo:font-size="14pt" style:font-size-asian="14pt" style:font-size-complex="14pt"/>
    </style:style>
    <style:style style:name="T676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77" style:parent-style-name="DefaultParagraphFont" style:family="text">
      <style:text-properties style:font-name="Aptos Display" fo:font-size="14pt" style:font-size-asian="14pt" style:font-size-complex="14pt"/>
    </style:style>
    <style:style style:name="T678" style:parent-style-name="DefaultParagraphFont" style:family="text">
      <style:text-properties style:font-name="Aptos Display" fo:font-size="14pt" style:font-size-asian="14pt" style:font-size-complex="14pt"/>
    </style:style>
    <style:style style:name="T679" style:parent-style-name="DefaultParagraphFont" style:family="text">
      <style:text-properties style:font-name="Aptos Display" fo:font-weight="bold" style:font-weight-asian="bold" style:font-weight-complex="bold" fo:font-size="14pt" style:font-size-asian="14pt" style:font-size-complex="14pt"/>
    </style:style>
    <style:style style:name="T680" style:parent-style-name="DefaultParagraphFont" style:family="text">
      <style:text-properties style:font-name="Aptos Display" fo:font-size="14pt" style:font-size-asian="14pt" style:font-size-complex="14pt"/>
    </style:style>
    <style:style style:name="P681" style:parent-style-name="Standard" style:family="paragraph">
      <style:text-properties style:font-name="Aptos Display" fo:font-size="14pt" style:font-size-asian="14pt" style:font-size-complex="14pt" fo:language="en" fo:country="US"/>
    </style:style>
  </office:automatic-styles>
  <office:body>
    <office:text text:use-soft-page-breaks="true">
      <text:p text:style-name="P1"/>
      <text:p text:style-name="Standard"><text:span text:style-name="T2">1.<text:s/></text:span><text:span text:style-name="T3">What Is Programming?</text:span></text:p>
      <text:p text:style-name="P4"/>
      <text:p text:style-name="Standard"><text:span text:style-name="T5">What if I told you that every single thing your computer does — from showing this video to flying a rocket — happens because someone<text:s/></text:span><text:span text:style-name="T6">taught it how</text:span><text:span text:style-name="T7">?</text:span></text:p>
      <text:p text:style-name="P8"><text:line-break/>But here’s the twist: computers don’t understand words like we do. They understand only one thing — electricity. On and off. 1 and 0.</text:p>
      <text:p text:style-name="P9"><text:line-break/>So how do we talk to a machine like that?</text:p>
      <text:p text:style-name="Standard"><text:span text:style-name="T10"><text:line-break/>That’s where<text:s/></text:span><text:span text:style-name="T11">programming</text:span><text:span text:style-name="T12"><text:s/>comes in — it’s the magical bridge between human creativity and machine logic.</text:span></text:p>
      <text:h text:style-name="Heading3" text:outline-level="3"><text:span text:style-name="T13">1.1. The Meaning of “Programming”</text:span></text:h>
      <text:p text:style-name="P14"><text:span text:style-name="T15">The word<text:s/></text:span><text:span text:style-name="T16">programming</text:span><text:span text:style-name="T17"><text:s/>comes from “program,” which originally meant a<text:s/></text:span><text:span text:style-name="T18">plan, schedule, or list of steps</text:span><text:span text:style-name="T19">.</text:span><text:span text:style-name="T20"><text:line-break/>Like a concert program that lists which songs will play, a<text:s/></text:span><text:span text:style-name="T21">computer program</text:span><text:span text:style-name="T22"><text:s/>is a<text:s/></text:span><text:span text:style-name="T23">list of instructions</text:span><text:span text:style-name="T24"><text:s/>that a computer follows — step by step, perfectly, every single time.</text:span></text:p>
      <text:p text:style-name="P25"><text:span text:style-name="T26">Think of it like this:</text:span></text:p>
      <text:p text:style-name="P27">If you were baking a cake, your recipe would say:</text:p>
      <text:list text:style-name="LFO1" text:continue-numbering="true">
        <text:list-item>
          <text:p text:style-name="P28">Mix the flour and sugar.</text:p>
        </text:list-item>
        <text:list-item>
          <text:p text:style-name="P29">Add the eggs.</text:p>
        </text:list-item>
        <text:list-item>
          <text:p text:style-name="P30">Bake for 30 minutes.</text:p>
        </text:list-item>
      </text:list>
      <text:p text:style-name="P31"><text:span text:style-name="T32">That’s a<text:s/></text:span><text:span text:style-name="T33">program</text:span><text:span text:style-name="T34"><text:s/>— a sequence of instructions with a goal.</text:span><text:span text:style-name="T35"><text:line-break/>The only difference is, instead of a cake, you’re making a game, an app, or an AI.</text:span></text:p>
      <text:h text:style-name="P36" text:outline-level="3"><text:span text:style-name="T37">1.2<text:s/></text:span><text:span text:style-name="T38">Why Programming Was Created</text:span></text:h>
      <text:p text:style-name="P39"><text:span text:style-name="T40">In the early days, computers were massive — the size of rooms — and could only do one job at a time.</text:span><text:span text:style-name="T41"><text:line-break/>If you wanted to make it do something else, you had to<text:s/></text:span><text:span text:style-name="T42">physically rewire it</text:span><text:span text:style-name="T43">.</text:span><text:span text:style-name="T44"><text:line-break/>Imagine having to open your computer just to change what app you’re running!</text:span></text:p>
      <text:p text:style-name="P45"><text:span text:style-name="T46">People soon realized: there must be a better way.</text:span><text:span text:style-name="T47"><text:line-break/>What if, instead of changing wires, we could just<text:s/></text:span><text:span text:style-name="T48">tell</text:span><text:span text:style-name="T49"><text:s/>the machine what to do?</text:span><text:span text:style-name="T50"><text:line-break/>That’s why programming was born — to give humans control over what machines do, without touching the hardware.</text:span></text:p>
      <text:soft-page-break/>
      <text:p text:style-name="Textbody"><text:span text:style-name="T51"><text:s/></text:span><text:span text:style-name="T52">Programming turned computers from “calculators” into “creators.”</text:span></text:p>
      <text:p text:style-name="P53"><text:span text:style-name="T54">Instead of one purpose, they could have<text:s/></text:span><text:span text:style-name="T55">infinite</text:span><text:span text:style-name="T56"><text:s/>ones — depending only on the imagination of the person writing the code.</text:span></text:p>
      <text:h text:style-name="P57" text:outline-level="3"><text:span text:style-name="T58">1.3<text:s/></text:span><text:span text:style-name="T59">A Quick Time Travel Through Programming History</text:span></text:h>
      <text:p text:style-name="P60"><text:span text:style-name="T61">The story of programming is older than most people think.</text:span><text:span text:style-name="T62"><text:line-break/>It started in the<text:s/></text:span><text:span text:style-name="T63">1800s</text:span><text:span text:style-name="T64">, when<text:s/></text:span><text:span text:style-name="T65">Ada Lovelace</text:span><text:span text:style-name="T66">, often called the world’s first programmer, wrote instructions for a machine that didn’t even exist yet — Charles Babbage’s “Analytical Engine.”</text:span><text:span text:style-name="T67"><text:line-break/>She imagined a future where machines could compose music or draw art.</text:span><text:span text:style-name="T68"><text:line-break/>That idea sounded crazy back then… but look at us now — AI can do exactly that.</text:span></text:p>
      <text:p text:style-name="P69"><text:span text:style-name="T70">Then came the<text:s/></text:span><text:span text:style-name="T71">1940s</text:span><text:span text:style-name="T72"><text:s/>— when programming went from idea to reality.</text:span><text:span text:style-name="T73"><text:line-break/>Back then, “writing code” meant punching holes in paper cards to represent instructions.</text:span><text:span text:style-name="T74"><text:line-break/>Each card told the computer one thing to do. Drop them in the wrong order? The program crashed — literally, with a loud bang.</text:span></text:p>
      <text:p text:style-name="P75"><text:span text:style-name="T76">The term “programming” became popular during this era — describing the process of<text:s/></text:span><text:span text:style-name="T77">planning</text:span><text:span text:style-name="T78"><text:s/>and<text:s/></text:span><text:span text:style-name="T79">writing</text:span><text:span text:style-name="T80"><text:s/>instructions that a computer could follow.</text:span></text:p>
      <text:h text:style-name="P81" text:outline-level="3"><text:span text:style-name="T82">1.4<text:s/></text:span><text:span text:style-name="T83">So What Exactly Is Programming Today?</text:span></text:h>
      <text:p text:style-name="P84"><text:span text:style-name="T85">At its core, programming is<text:s/></text:span><text:span text:style-name="T86">teaching a computer how to solve problems</text:span><text:span text:style-name="T87">.</text:span><text:span text:style-name="T88"><text:line-break/>It’s like explaining something to a very literal-minded friend.</text:span><text:span text:style-name="T89"><text:line-break/>You can’t just say “make me a game.” You have to say:</text:span></text:p>
      <text:list text:style-name="LFO2" text:continue-numbering="true">
        <text:list-item>
          <text:p text:style-name="P90">Create a player character.</text:p>
        </text:list-item>
        <text:list-item>
          <text:p text:style-name="P91">Move it when I press a key.</text:p>
        </text:list-item>
        <text:list-item>
          <text:p text:style-name="P92">Keep score.</text:p>
        </text:list-item>
        <text:list-item>
          <text:p text:style-name="P93">Play a sound when I win.</text:p>
        </text:list-item>
      </text:list>
      <text:p text:style-name="P94"><text:span text:style-name="T95">Computers follow every detail perfectly — but only if you tell them<text:s/></text:span><text:span text:style-name="T96">exactly</text:span><text:span text:style-name="T97"><text:s/>what to do.</text:span></text:p>
      <text:p text:style-name="P98">Programming = problem solving + logic + creativity.<text:line-break/>It’s writing instructions that a computer can understand — and turning imagination into reality.</text:p>
      <text:soft-page-break/>
      <text:h text:style-name="P99" text:outline-level="3"><text:span text:style-name="T100">1.5<text:s/></text:span><text:span text:style-name="T101">Why Programming Matters</text:span></text:h>
      <text:p text:style-name="P102"><text:span text:style-name="T103">Programming is behind<text:s/></text:span><text:span text:style-name="T104">everything</text:span><text:span text:style-name="T105"><text:s/>— your phone, your social media apps, your car, your favorite game, even your smart fridge.</text:span><text:span text:style-name="T106"><text:line-break/>Every single piece of modern technology started as a few lines of code.</text:span></text:p>
      <text:p text:style-name="P107"><text:span text:style-name="T108">When you learn to program, you’re not just learning how to talk to computers —</text:span><text:span text:style-name="T109"><text:line-break/>you’re learning how to<text:s/></text:span><text:span text:style-name="T110">think logically</text:span><text:span text:style-name="T111">,<text:s/></text:span><text:span text:style-name="T112">solve problems</text:span><text:span text:style-name="T113">, and<text:s/></text:span><text:span text:style-name="T114">create things</text:span><text:span text:style-name="T115"><text:s/>from nothing but idea</text:span></text:p>
      <text:p text:style-name="P116"><text:span text:style-name="T117">1.6<text:s/></text:span><text:span text:style-name="T118">Closing for This Section</text:span></text:p>
      <text:p text:style-name="P119"><text:span text:style-name="T120">So, programming isn’t just typing weird symbols on a screen.</text:span><text:span text:style-name="T121"><text:line-break/>It’s communication — between humans and machines.</text:span><text:span text:style-name="T122"><text:line-break/>It’s creativity — expressed in logic instead of paint.</text:span><text:span text:style-name="T123"><text:line-break/>And it’s power — the power to create anything you can imagine</text:span></text:p>
      <text:p text:style-name="P124"><text:span text:style-name="T125">2.<text:s/></text:span><text:span text:style-name="T126">What is a program?</text:span></text:p>
      <text:p text:style-name="P127"><text:span text:style-name="T128">So now we know what programming is — it’s how we give instructions to a computer.</text:span><text:span text:style-name="T129"><text:line-break/>But what exactly are we creating when we<text:s/></text:span><text:span text:style-name="T130">program</text:span><text:span text:style-name="T131">?</text:span><text:span text:style-name="T132"><text:line-break/>The answer is something called a<text:s/></text:span><text:span text:style-name="T133">program</text:span><text:span text:style-name="T134"><text:s/>— and it’s not as mysterious as it sounds.</text:span></text:p>
      <text:p text:style-name="P135">2.1 Definition</text:p>
      <text:p text:style-name="P136"><text:span text:style-name="T137">A<text:s/></text:span><text:span text:style-name="T138">program</text:span><text:span text:style-name="T139"><text:s/>is a<text:s/></text:span><text:span text:style-name="T140">set of instructions</text:span><text:span text:style-name="T141"><text:s/>that tells a computer what to do and<text:s/></text:span><text:span text:style-name="T142">how</text:span><text:span text:style-name="T143"><text:s/>to do it.</text:span><text:span text:style-name="T144"><text:line-break/>It’s like a recipe for a chef, or sheet music for a musician.</text:span><text:span text:style-name="T145"><text:line-break/>Without it, the computer just sits there — silent, powerful, but completely clueless.</text:span></text:p>
      <text:p text:style-name="P146">Think about your phone. When you open YouTube, a program tells it:</text:p>
      <text:list text:style-name="LFO3" text:continue-numbering="true">
        <text:list-item>
          <text:p text:style-name="P147">how to load videos,</text:p>
        </text:list-item>
        <text:list-item>
          <text:p text:style-name="P148">how to respond when you tap the play button,</text:p>
        </text:list-item>
        <text:list-item>
          <text:p text:style-name="P149">and even how to recommend the next video you’ll probably watch at 2 a.m.<text:s/></text:p>
        </text:list-item>
      </text:list>
      <text:p text:style-name="P150"><text:span text:style-name="T151">Every action, every animation, every button — all of it is controlled by a program running behind the scenes.</text:span></text:p>
      <text:soft-page-break/>
      <text:p text:style-name="P152"><text:span text:style-name="T153">2.2<text:s/></text:span><text:span text:style-name="T154">How a Program Works</text:span></text:p>
      <text:p text:style-name="P155"><text:span text:style-name="T156">Here’s the cool part: computers are<text:s/></text:span><text:span text:style-name="T157">fast</text:span><text:span text:style-name="T158">, but they’re not<text:s/></text:span><text:span text:style-name="T159">smart</text:span><text:span text:style-name="T160">.</text:span><text:span text:style-name="T161"><text:line-break/>A program breaks a big goal into tiny steps the computer can handle — one instruction at a time.</text:span></text:p>
      <text:p text:style-name="P162"><text:span text:style-name="T163">For example, if you tell a computer, “Draw a circle,” it doesn’t actually<text:s/></text:span><text:span text:style-name="T164">know</text:span><text:span text:style-name="T165"><text:s/>what a circle is.</text:span><text:span text:style-name="T166"><text:line-break/>You have to give it a step-by-step plan:</text:span></text:p>
      <text:list text:style-name="LFO4" text:continue-numbering="true">
        <text:list-item>
          <text:p text:style-name="P167">Start at a point.</text:p>
        </text:list-item>
        <text:list-item>
          <text:p text:style-name="P168">Move forward a little.</text:p>
        </text:list-item>
        <text:list-item>
          <text:p text:style-name="P169">Turn slightly.</text:p>
        </text:list-item>
        <text:list-item>
          <text:p text:style-name="P170">Repeat this 360 times.</text:p>
        </text:list-item>
      </text:list>
      <text:p text:style-name="P171">When it follows those steps, boom — you get a circle.<text:line-break/>That’s a program in action: simple instructions that, when combined, create something complex.</text:p>
      <text:p text:style-name="P172">2.3 Building blocks</text:p>
      <text:p text:style-name="P173">Every program, no matter how advanced, is made up of three basic ideas:</text:p>
      <text:list text:style-name="LFO5" text:continue-numbering="true">
        <text:list-item>
          <text:p text:style-name="P174"><text:span text:style-name="T175">Input</text:span><text:span text:style-name="T176"><text:s/>– What the program receives (like a mouse click or a number).</text:span></text:p>
        </text:list-item>
        <text:list-item>
          <text:p text:style-name="P177"><text:span text:style-name="T178">Processing</text:span><text:span text:style-name="T179"><text:s/>– What the program does with that information.</text:span></text:p>
        </text:list-item>
        <text:list-item>
          <text:p text:style-name="P180"><text:span text:style-name="T181">Output</text:span><text:span text:style-name="T182"><text:s/>– What the program gives back (a result, image, sound, or action).</text:span></text:p>
        </text:list-item>
      </text:list>
      <text:p text:style-name="P183">For example:</text:p>
      <text:list text:style-name="LFO6" text:continue-numbering="true">
        <text:list-item>
          <text:p text:style-name="P184">Input: You type “2 + 2.”</text:p>
        </text:list-item>
        <text:list-item>
          <text:p text:style-name="P185">Processing: The program adds the numbers.</text:p>
        </text:list-item>
        <text:list-item>
          <text:p text:style-name="P186">Output: It shows “4.”</text:p>
        </text:list-item>
      </text:list>
      <text:p text:style-name="P187"><text:span text:style-name="T188">That’s a complete mini-program!</text:span></text:p>
      <text:p text:style-name="P189"><text:span text:style-name="T190">2.4<text:s/></text:span><text:span text:style-name="T191">A Little History</text:span></text:p>
      <text:soft-page-break/>
      <text:p text:style-name="P192"><text:span text:style-name="T193">Early programs weren’t written in text like we do today.</text:span><text:span text:style-name="T194"><text:line-break/>They were created using<text:s/></text:span><text:span text:style-name="T195">punch cards</text:span><text:span text:style-name="T196"><text:s/>— physical cards with holes that represented instructions.</text:span><text:span text:style-name="T197"><text:line-break/>One card might tell the machine to “add,” another to “subtract.”</text:span><text:span text:style-name="T198"><text:line-break/>To change the program, you’d literally change the cards.</text:span></text:p>
      <text:p text:style-name="P199"><text:span text:style-name="T200">Over time, programming languages like<text:s/></text:span><text:span text:style-name="T201">Assembly</text:span><text:span text:style-name="T202">,<text:s/></text:span><text:span text:style-name="T203">C</text:span><text:span text:style-name="T204">, and<text:s/></text:span><text:span text:style-name="T205">Python</text:span><text:span text:style-name="T206"><text:s/>made it easier — now we can write programs using words, symbols, and logic instead of hardware.</text:span></text:p>
      <text:p text:style-name="P207"><text:span text:style-name="T208">2.5<text:s/></text:span><text:span text:style-name="T209">Everyday Examples of Programs</text:span></text:p>
      <text:list text:style-name="LFO7" text:continue-numbering="true">
        <text:list-item>
          <text:p text:style-name="P210">Your calculator app? A program that adds and subtracts.</text:p>
        </text:list-item>
        <text:list-item>
          <text:p text:style-name="P211">Your browser? A program that loads websites and plays videos.</text:p>
        </text:list-item>
        <text:list-item>
          <text:p text:style-name="P212">Even your washing machine<text:s/>—<text:s/>yes!<text:s/>—<text:s/>runs a program that controls when to fill, wash, and spin.</text:p>
        </text:list-item>
      </text:list>
      <text:p text:style-name="P213">So, programs aren’t just on computers<text:s/>—<text:s/>they’re everywhere.<text:s/>Anywhere there is<text:s/>a machine doing something automatically, there’s a program guiding it.</text:p>
      <text:p text:style-name="P214"><text:span text:style-name="T215">2.6<text:s/></text:span><text:span text:style-name="T216">Why Programs Matter</text:span></text:p>
      <text:p text:style-name="P217"><text:span text:style-name="T218">A computer without a program is like a brain without thoughts.</text:span><text:span text:style-name="T219"><text:line-break/>It has all the potential, but nothing to act on.</text:span><text:span text:style-name="T220"><text:line-break/>Programs give machines purpose.</text:span><text:span text:style-name="T221"><text:line-break/>They turn a pile of circuits and silicon into something<text:s/></text:span><text:span text:style-name="T222">useful</text:span><text:span text:style-name="T223">,<text:s/></text:span><text:span text:style-name="T224">fun</text:span><text:span text:style-name="T225">, and<text:s/></text:span><text:span text:style-name="T226">alive</text:span><text:span text:style-name="T227">.</text:span></text:p>
      <text:p text:style-name="P228"><text:span text:style-name="T229">2.7<text:s/></text:span><text:span text:style-name="T230">Closing for This Section</text:span></text:p>
      <text:p text:style-name="P231"><text:span text:style-name="T232">So, a program is simply the product of programming —</text:span><text:span text:style-name="T233"><text:line-break/>it’s the list of instructions that make your computer<text:s/></text:span><text:span text:style-name="T234">come alive.</text:span></text:p>
      <text:p text:style-name="P235"><text:span text:style-name="T236">In the next section, we’ll go even deeper — we’ll look at<text:s/></text:span><text:span text:style-name="T237">how a program actually runs</text:span><text:span text:style-name="T238"><text:s/>inside a computer,</text:span><text:span text:style-name="T239"><text:line-break/>how the CPU reads those instructions, and how it turns code into actions you can see.</text:span></text:p>
      <text:p text:style-name="P240"><text:span text:style-name="T241">3.<text:s/></text:span><text:span text:style-name="T242">What Is a Programming Language?</text:span></text:p>
      <text:p text:style-name="P243">So now we know that a program is a set of instructions that tells a computer what to do.</text:p>
      <text:soft-page-break/>
      <text:p text:style-name="P244">But her’s the question:</text:p>
      <text:p text:style-name="P245">How do we write those instructions?</text:p>
      <text:p text:style-name="P246">I mean, we don’t talk to computers in English, right?</text:p>
      <text:p text:style-name="P247">That’s where the idea of a programming language comes in.</text:p>
      <text:p text:style-name="P248">3.1 Definition</text:p>
      <text:p text:style-name="P249">A programming language is a special kind of language that allows humans to communicate with computers.</text:p>
      <text:p text:style-name="P250">It’s how we write those instructions<text:s/>—<text:s/>in a form the computer can understand and follow.</text:p>
      <text:p text:style-name="P251">Just like we use English or Spanish to talk to people, we use programming languages like Python, C++, or JavaScript to talk to computers.</text:p>
      <text:p text:style-name="P252">But there’s a twist<text:s/>—<text:s/>computers don’t actually speak these languages.</text:p>
      <text:p text:style-name="P253">They only understand machine language<text:s/>—<text:s/>1s and 0s.</text:p>
      <text:p text:style-name="P254">So programming languages act as a translator between us and the machine.</text:p>
      <text:p text:style-name="P255"><text:span text:style-name="T256">3.2<text:s/></text:span><text:span text:style-name="T257">Why We Need Programming Languages</text:span></text:p>
      <text:p text:style-name="P258"><text:span text:style-name="T259">Imagine trying to give your friend directions using only “yes” or “no.”</text:span><text:span text:style-name="T260"><text:line-break/>It would take forever!</text:span><text:span text:style-name="T261"><text:line-break/>That’s what it’s like to program directly in 1s and 0s — called<text:s/></text:span><text:span text:style-name="T262">binary code</text:span><text:span text:style-name="T263">.</text:span></text:p>
      <text:p text:style-name="P264">Early programmers actually did that! They’d flip switches, press buttons, or punch holes in cards to represent those 1s and 0s.<text:line-break/>Writing even a simple program could take hours or days.</text:p>
      <text:p text:style-name="P265"><text:span text:style-name="T266">So, to make life easier, humans invented<text:s/></text:span><text:span text:style-name="T267">programming languages</text:span><text:span text:style-name="T268"><text:s/>— tools that let us write code in a way that’s easier for<text:s/></text:span><text:span text:style-name="T269">people</text:span><text:span text:style-name="T270"><text:s/>to read and write, but can still be understood by computers after translation.</text:span></text:p>
      <text:list text:style-name="LFO9" text:continue-numbering="true">
        <text:list-item>
          <text:list>
            <text:list-item>
              <text:p text:style-name="P271">How Programming Languages Work</text:p>
            </text:list-item>
          </text:list>
        </text:list-item>
      </text:list>
      <text:p text:style-name="P272">Here’s how it happens behind the scenes:</text:p>
      <text:list text:style-name="LFO8" text:continue-numbering="true">
        <text:list-item>
          <text:p text:style-name="P273">You write instructions in a programming language (like Python).</text:p>
        </text:list-item>
        <text:list-item>
          <text:p text:style-name="P274"><text:span text:style-name="T275">A<text:s/></text:span><text:span text:style-name="T276">compiler</text:span><text:span text:style-name="T277"><text:s/>or<text:s/></text:span><text:span text:style-name="T278">interpreter</text:span><text:span text:style-name="T279"><text:s/>translates those instructions into machine language — the 1s and 0s the CPU understands.</text:span></text:p>
        </text:list-item>
        <text:list-item>
          <text:p text:style-name="P280">The computer follows those instructions and performs the task.</text:p>
        </text:list-item>
      </text:list>
      <text:p text:style-name="P281"><text:span text:style-name="T282">So, programming languages are like<text:s/></text:span><text:span text:style-name="T283">bridges</text:span><text:span text:style-name="T284"><text:s/>between human logic and computer logic.</text:span></text:p>
      <text:p text:style-name="P285"><text:span text:style-name="T286">Analogy:</text:span></text:p>
      <text:p text:style-name="P287">Think of it like this —</text:p>
      <text:list text:style-name="LFO10" text:continue-numbering="true">
        <text:list-item>
          <text:p text:style-name="P288">You’re the director.</text:p>
        </text:list-item>
        <text:list-item>
          <text:p text:style-name="P289">The programming language is the translator.</text:p>
        </text:list-item>
        <text:list-item>
          <text:p text:style-name="P290">The computer is the actor.<text:line-break/>You tell the translator what you want, and the translator tells the actor exactly what to do.</text:p>
        </text:list-item>
      </text:list>
      <text:h text:style-name="Heading3" text:outline-level="3"><text:span text:style-name="T291">3.4<text:s/></text:span><text:span text:style-name="T292">A Little History</text:span></text:h>
      <text:p text:style-name="NormalWeb"><text:span text:style-name="T293">In the 1940s, the first programs were written in pure machine code — rows of 1s and 0s.</text:span><text:span text:style-name="T294"><text:line-break/>Then came<text:s/></text:span><text:span text:style-name="T295">assembly language</text:span><text:span text:style-name="T296">, which replaced those numbers with short words called<text:s/></text:span><text:span text:style-name="T297">mnemonics</text:span><text:span text:style-name="T298"><text:s/>like<text:s/></text:span><text:span text:style-name="T299">ADD</text:span><text:span text:style-name="T300"><text:s/>or<text:s/></text:span><text:span text:style-name="T301">JUMP</text:span><text:span text:style-name="T302">.</text:span><text:span text:style-name="T303"><text:line-break/>That made things a little easier, but still pretty hard to read.</text:span></text:p>
      <text:p text:style-name="NormalWeb"><text:span text:style-name="T304">In the 1950s and 60s, high-level languages like<text:s/></text:span><text:span text:style-name="T305">FORTRAN</text:span><text:span text:style-name="T306">,<text:s/></text:span><text:span text:style-name="T307">COBOL</text:span><text:span text:style-name="T308">, and<text:s/></text:span><text:span text:style-name="T309">BASIC</text:span><text:span text:style-name="T310"><text:s/>appeared.</text:span><text:span text:style-name="T311"><text:line-break/>For the first time, programmers could write code that looked more like real sentences.</text:span></text:p>
      <text:p text:style-name="NormalWeb"><text:span text:style-name="T312">Fast forward to today — we have hundreds of programming languages, each with its own purpose, personality, and community.</text:span></text:p>
      <text:p text:style-name="NormalWeb"><text:span text:style-name="T313">3.5<text:s/></text:span><text:span text:style-name="T314">Examples of Modern Languages</text:span></text:p>
      <text:list text:style-name="LFO11" text:continue-numbering="true">
        <text:list-item>
          <text:p text:style-name="P315"><text:span text:style-name="T316">Python</text:span><text:span text:style-name="T317"><text:s/>– Easy to learn, great for beginners, used in AI, data, and web apps.</text:span></text:p>
        </text:list-item>
        <text:list-item>
          <text:p text:style-name="P318"><text:span text:style-name="T319">JavaScript</text:span><text:span text:style-name="T320"><text:s/>– Runs websites and web apps; everything interactive online uses it.</text:span></text:p>
        </text:list-item>
        <text:list-item>
          <text:p text:style-name="P321"><text:span text:style-name="T322">C / C++</text:span><text:span text:style-name="T323"><text:s/>– Very fast and powerful; used in systems, games, and embedded devices.</text:span></text:p>
        </text:list-item>
        <text:list-item>
          <text:p text:style-name="P324"><text:span text:style-name="T325">Java</text:span><text:span text:style-name="T326"><text:s/>– Powers Android apps and many large systems.</text:span></text:p>
        </text:list-item>
        <text:list-item>
          <text:p text:style-name="P327"><text:span text:style-name="T328">Rust</text:span><text:span text:style-name="T329">,<text:s/></text:span><text:span text:style-name="T330">Go</text:span><text:span text:style-name="T331">,<text:s/></text:span><text:span text:style-name="T332">Swift</text:span><text:span text:style-name="T333"><text:s/>– Modern languages built for safety, speed, and simplicity.</text:span></text:p>
        </text:list-item>
      </text:list>
      <text:soft-page-break/>
      <text:p text:style-name="NormalWeb"><text:span text:style-name="T334">Each one is like a different tool — some are like hammers, others like paintbrushes.</text:span><text:span text:style-name="T335"><text:line-break/>You choose the one that best fits the job.</text:span></text:p>
      <text:p text:style-name="NormalWeb"><text:span text:style-name="T336">3.6</text:span><text:span text:style-name="T337"><text:s/>Why So Many Languages?</text:span></text:p>
      <text:p text:style-name="P338">People often ask, “Why don’t we just have one programming language for everything?”<text:line-break/>The truth is, different problems need different tools.</text:p>
      <text:list text:style-name="LFO12" text:continue-numbering="true">
        <text:list-item>
          <text:p text:style-name="P339"><text:span text:style-name="T340">A game developer might care about<text:s/></text:span><text:span text:style-name="T341">speed</text:span><text:span text:style-name="T342">.</text:span></text:p>
        </text:list-item>
        <text:list-item>
          <text:p text:style-name="P343"><text:span text:style-name="T344">A data scientist might care about<text:s/></text:span><text:span text:style-name="T345">simplicity</text:span><text:span text:style-name="T346">.</text:span></text:p>
        </text:list-item>
        <text:list-item>
          <text:p text:style-name="P347"><text:span text:style-name="T348">A web designer might care about<text:s/></text:span><text:span text:style-name="T349">interactivity</text:span><text:span text:style-name="T350">.</text:span></text:p>
        </text:list-item>
      </text:list>
      <text:p text:style-name="NormalWeb"><text:span text:style-name="T351">That’s why we have so many — because each one solves problems in its own unique way.</text:span></text:p>
      <text:p text:style-name="NormalWeb"><text:span text:style-name="T352">3.7<text:s/></text:span><text:span text:style-name="T353">Why Programming Languages Matter</text:span></text:p>
      <text:p text:style-name="NormalWeb"><text:span text:style-name="T354">Programming languages make technology<text:s/></text:span><text:span text:style-name="T355">possible</text:span><text:span text:style-name="T356"><text:s/>for everyone.</text:span><text:span text:style-name="T357"><text:line-break/>Without them, only a few engineers in labs could ever “talk” to a computer.</text:span><text:span text:style-name="T358"><text:line-break/>With them, millions of people can create apps, games, websites, AI — even control robots on Mars.</text:span></text:p>
      <text:p text:style-name="NormalWeb"><text:span text:style-name="T359">They transformed programming from a niche skill into a creative superpower.</text:span></text:p>
      <text:list text:style-name="LFO13" text:continue-numbering="true">
        <text:list-item>
          <text:list>
            <text:list-item>
              <text:p text:style-name="P360">Closing for this section</text:p>
            </text:list-item>
          </text:list>
        </text:list-item>
      </text:list>
      <text:p text:style-name="NormalWeb"><text:span text:style-name="T361">So, a<text:s/></text:span><text:span text:style-name="T362">programming language</text:span><text:span text:style-name="T363"><text:s/>is how humans and computers communicate.</text:span><text:span text:style-name="T364"><text:line-break/>It’s the vocabulary of creation — the way ideas turn into code, and code turns into reality.</text:span></text:p>
      <text:list text:style-name="LFO8" text:continue-numbering="true">
        <text:list-item>
          <text:p text:style-name="P365"><text:span text:style-name="T366">What Is Python?</text:span></text:p>
        </text:list-item>
      </text:list>
      <text:p text:style-name="P367">So now we understand what programming is, what a program does, and what a programming language is.</text:p>
      <text:p text:style-name="P368">But with so many languages out there, which one should we start with?</text:p>
      <text:p text:style-name="P369">The answer for most beginners — and even professionals — is one word: Python.</text:p>
      <text:p text:style-name="P370">4.1 Definition</text:p>
      <text:p text:style-name="P371">Python is a high-level, easy-to-read programming language created to make coding simple, powerful, and fun.</text:p>
      <text:soft-page-break/>
      <text:p text:style-name="NormalWeb"><text:span text:style-name="T372">It’s one of the most popular languages in the world — used by beginners, scientists, companies, and even AI researchers.</text:span></text:p>
      <text:p text:style-name="NormalWeb"><text:span text:style-name="T373">Think of Python as the “English” of programming languages — clear, flexible, and friendly to learn.</text:span></text:p>
      <text:p text:style-name="P374">4.2<text:s/>Why Python Is So Popular</text:p>
      <text:p text:style-name="P375">There are hundreds of programming languages, but Python stands out because of a few key things:</text:p>
      <text:list text:style-name="LFO14" text:continue-numbering="true">
        <text:list-item>
          <text:p text:style-name="P376">Easy to Read and Write – Python code looks almost like English</text:p>
        </text:list-item>
        <text:list-item>
          <text:p text:style-name="P377">You can often understand what a line of code does just by reading it.</text:p>
        </text:list-item>
        <text:list-item>
          <text:p text:style-name="P378">Powerful and Versatile<text:s/>–<text:s/>You can use Python to build websites, analyze data, make games, control robots, or even power artificial intelligence.</text:p>
        </text:list-item>
        <text:list-item>
          <text:p text:style-name="P379">Huge Community and Libraries – There are thousands of pre-made tools, called libraries, that help you do complex things without starting from scratch.</text:p>
        </text:list-item>
      </text:list>
      <text:p text:style-name="P380">Want to analyze data? Use pandas.</text:p>
      <text:p text:style-name="P381">Want to make a game? Try pygame.</text:p>
      <text:p text:style-name="P382">Want to build AI? There’s tensorflow and pytorch.</text:p>
      <text:list text:style-name="LFO15" text:continue-numbering="true">
        <text:list-item>
          <text:p text:style-name="P383">Works Everywhere – Python runs on Windows, macOS, Linux, even Raspberry Pi — almost any computer you can imagine.</text:p>
        </text:list-item>
      </text:list>
      <text:p text:style-name="P384">4.3<text:s/>What Python Looks Like</text:p>
      <text:p text:style-name="P385">One of the reasons beginners love Python is how clean the code looks.</text:p>
      <text:p text:style-name="P386">For example:</text:p>
      <text:p text:style-name="P387">print("Hello, world!")</text:p>
      <text:p text:style-name="NormalWeb"><text:span text:style-name="T388">That one<text:s/></text:span><text:span text:style-name="T389">l</text:span><text:span text:style-name="T390">ine tells the computer to display the words Hello, world!</text:span></text:p>
      <text:p text:style-name="NormalWeb"><text:span text:style-name="T391">No weird symbols, no extra steps — just clear and simple instructions.</text:span></text:p>
      <text:p text:style-name="P392">Compare that to older languages, and you’ll see why Python feels refreshing and friendly.</text:p>
      <text:p text:style-name="P393">4.4<text:s/>How Python Works</text:p>
      <text:soft-page-break/>
      <text:p text:style-name="NormalWeb"><text:span text:style-name="T394">When you write Python code, you’re writing in a<text:s/></text:span><text:span text:style-name="T395">high-level</text:span><text:span text:style-name="T396"><text:s/>language — easy for humans to read.</text:span><text:span text:style-name="T397"><text:line-break/>But your computer still only understands 1s and 0s, right?</text:span><text:span text:style-name="T398"><text:line-break/>That’s where the<text:s/></text:span><text:span text:style-name="T399">Python interpreter</text:span><text:span text:style-name="T400"><text:s/>comes in.</text:span></text:p>
      <text:p text:style-name="NormalWeb"><text:span text:style-name="T401">The interpreter reads your code<text:s/></text:span><text:span text:style-name="T402">line by line</text:span><text:span text:style-name="T403">, translates it into machine language, and executes it instantly.</text:span><text:span text:style-name="T404"><text:line-break/>That’s why you can test things quickly — just write, run, and see what happens.</text:span></text:p>
      <text:p text:style-name="NormalWeb"><text:span text:style-name="T405">It’s one of Python’s biggest strengths:<text:s/></text:span><text:span text:style-name="T406">you can experiment freely</text:span><text:span text:style-name="T407"><text:s/>and get results fast.</text:span></text:p>
      <text:p text:style-name="P408">4.5<text:s/>What You Can Do with Python</text:p>
      <text:p text:style-name="P409">The best thing about Python is how flexible it is. You can use it in almost every field:</text:p>
      <text:list text:style-name="LFO16" text:continue-numbering="true">
        <text:list-item>
          <text:p text:style-name="P410"><text:span text:style-name="T411">Web Development:</text:span><text:span text:style-name="T412"><text:s/>Build websites and web apps (using Django or Flask).</text:span></text:p>
        </text:list-item>
        <text:list-item>
          <text:p text:style-name="P413"><text:span text:style-name="T414">Data Science:</text:span><text:span text:style-name="T415"><text:s/>Analyze and visualize massive datasets.</text:span></text:p>
        </text:list-item>
        <text:list-item>
          <text:p text:style-name="P416"><text:span text:style-name="T417">Machine Learning &amp; AI:</text:span><text:span text:style-name="T418"><text:s/>Train models to recognize faces, voices, or patterns.</text:span></text:p>
        </text:list-item>
        <text:list-item>
          <text:p text:style-name="P419"><text:span text:style-name="T420">Automation:</text:span><text:span text:style-name="T421"><text:s/>Write scripts to do boring tasks automatically.</text:span></text:p>
        </text:list-item>
        <text:list-item>
          <text:p text:style-name="P422"><text:span text:style-name="T423">Cybersecurity:</text:span><text:span text:style-name="T424"><text:s/>Analyze networks, test systems, or detect malware.</text:span></text:p>
        </text:list-item>
        <text:list-item>
          <text:p text:style-name="P425"><text:span text:style-name="T426">Game Development:</text:span><text:span text:style-name="T427"><text:s/>Create 2D and 3D games with ease.</text:span></text:p>
        </text:list-item>
      </text:list>
      <text:p text:style-name="NormalWeb"><text:span text:style-name="T428">It’s a true<text:s/></text:span><text:span text:style-name="T429">multi-tool</text:span><text:span text:style-name="T430"><text:s/>language — simple enough for beginners, powerful enough for professionals.</text:span></text:p>
      <text:p text:style-name="P431">4.6<text:s/>Why Python Is Perfect for Beginners</text:p>
      <text:p text:style-name="NormalWeb"><text:span text:style-name="T432">Learning Python first is like learning to ride a bike with balance built in.</text:span><text:span text:style-name="T433"><text:line-break/>It teaches you the logic and structure of programming<text:s/></text:span><text:span text:style-name="T434">without</text:span><text:span text:style-name="T435"><text:s/>drowning you in complex syntax.</text:span></text:p>
      <text:p text:style-name="NormalWeb"><text:span text:style-name="T436">You can focus on understanding<text:s/></text:span><text:span text:style-name="T437">how programming works</text:span><text:span text:style-name="T438">, not memorizing confusing rules.</text:span><text:span text:style-name="T439"><text:line-break/>That’s why Python is used in schools, universities, and even by people who’ve never coded before.</text:span></text:p>
      <text:p text:style-name="P440">4.7<text:s/>Closing for This Section</text:p>
      <text:p text:style-name="NormalWeb"><text:span text:style-name="T441">So, to sum it up —<text:s/></text:span><text:span text:style-name="T442">Python</text:span><text:span text:style-name="T443"><text:s/>is more than just a programming language.</text:span><text:span text:style-name="T444"><text:line-break/>It’s a gateway into the world of technology, creativity, and problem-solving.</text:span><text:span text:style-name="T445"><text:line-break/>Whether you dream of building apps, creating AI, or just automating your daily tasks, Python can take you there.</text:span></text:p>
      <text:soft-page-break/>
      <text:p text:style-name="NormalWeb"><text:span text:style-name="T446">And from here on, that’s exactly what we’re going to explore — step by step.</text:span><text:span text:style-name="T447"><text:line-break/>In the next part, we’ll dive into<text:s/></text:span><text:span text:style-name="T448">how Python works behind the scenes</text:span><text:span text:style-name="T449">, and then start writing our first real code together.</text:span></text:p>
      <text:list text:style-name="LFO8" text:continue-numbering="true">
        <text:list-item>
          <text:p text:style-name="P450">How Python Works Behind the Scenes</text:p>
        </text:list-item>
      </text:list>
      <text:p text:style-name="NormalWeb"><text:span text:style-name="T451">So, we know what Python is — a simple, powerful language that lets us create almost anything.</text:span><text:span text:style-name="T452"><text:line-break/>But have you ever wondered<text:s/></text:span><text:span text:style-name="T453">how</text:span><text:span text:style-name="T454"><text:s/>it actually works?</text:span><text:span text:style-name="T455"><text:line-break/>What really happens when you hit “Run”?</text:span><text:span text:style-name="T456"><text:line-break/>Let’s take a peek behind the curtain and see how Python brings your code to life.</text:span></text:p>
      <text:p text:style-name="P457">5.1<text:s/>It Starts With You — The Programmer</text:p>
      <text:p text:style-name="NormalWeb"><text:span text:style-name="T458">Everything begins with<text:s/></text:span><text:span text:style-name="T459">you</text:span><text:span text:style-name="T460"><text:s/>writing code — simple instructions in plain text.</text:span><text:span text:style-name="T461"><text:line-break/>For example:</text:span></text:p>
      <text:p text:style-name="P462">print("Hello, world!")</text:p>
      <text:p text:style-name="NormalWeb"><text:span text:style-name="T463">It looks simple, right? But the moment you press<text:s/></text:span><text:span text:style-name="T464">Run</text:span><text:span text:style-name="T465">, a whole chain of events happens inside your computer.</text:span></text:p>
      <text:p text:style-name="P466">Step 1:You Write Python Code</text:p>
      <text:p text:style-name="NormalWeb"><text:span text:style-name="T467">When you write Python, you’re using a<text:s/></text:span><text:span text:style-name="T468">high-level language</text:span><text:span text:style-name="T469"><text:s/>— something humans can read easily.</text:span><text:span text:style-name="T470"><text:line-break/>Computers, however, only understand<text:s/></text:span><text:span text:style-name="T471">machine code</text:span><text:span text:style-name="T472"><text:s/>— a long stream of 1s and 0s.</text:span></text:p>
      <text:p text:style-name="NormalWeb"><text:span text:style-name="T473">So your code needs to be translated — from Python into something the computer’s processor can actually execute.</text:span><text:span text:style-name="T474"><text:line-break/>That’s where Python’s secret weapon comes in:<text:s/></text:span><text:span text:style-name="T475">the interpreter</text:span><text:span text:style-name="T476">.</text:span></text:p>
      <text:p text:style-name="P477">Step 2: The Python Interpreter Takes Over</text:p>
      <text:p text:style-name="NormalWeb"><text:span text:style-name="T478">When you run a Python program, the<text:s/></text:span><text:span text:style-name="T479">Python interpreter</text:span><text:span text:style-name="T480"><text:s/>becomes the middleman between<text:s/></text:span><text:span text:style-name="T481">you</text:span><text:span text:style-name="T482"><text:s/>and the<text:s/></text:span><text:span text:style-name="T483">computer</text:span><text:span text:style-name="T484">.</text:span><text:span text:style-name="T485"><text:line-break/>Its job is to<text:s/></text:span><text:span text:style-name="T486">read your code line by line</text:span><text:span text:style-name="T487">, understand what each command means, and turn it into machine-level instructions.</text:span></text:p>
      <text:p text:style-name="NormalWeb"><text:span text:style-name="T488">Think of it like this:</text:span></text:p>
      <text:p text:style-name="P489">You speak English → The interpreter translates it → The computer follows the translated instructions perfectly.</text:p>
      <text:soft-page-break/>
      <text:p text:style-name="P490">This “line by line” process is what makes Python so interactive — you can test, modify, and see results instantly without compiling everything first.</text:p>
      <text:p text:style-name="P491">Step 3: Translation — From Code to Bytecode</text:p>
      <text:p text:style-name="NormalWeb"><text:span text:style-name="T492">The interpreter doesn’t jump straight from your text to 1s and 0s.</text:span><text:span text:style-name="T493"><text:line-break/>First, it translates your code into something called<text:s/></text:span><text:span text:style-name="T494">bytecode</text:span><text:span text:style-name="T495"><text:s/>— a lower-level, platform-independent form of your program.</text:span></text:p>
      <text:p text:style-name="NormalWeb"><text:span text:style-name="T496">Bytecode is like a halfway language — still not 1s and 0s, but much closer to what the computer can understand.</text:span><text:span text:style-name="T497"><text:line-break/>This bytecode is then executed by a special part of Python called the<text:s/></text:span><text:span text:style-name="T498">Python Virtual Machine</text:span><text:span text:style-name="T499">, or<text:s/></text:span><text:span text:style-name="T500">PVM</text:span><text:span text:style-name="T501">.</text:span></text:p>
      <text:p text:style-name="P502">Step 4: The Python Virtual Machine (PVM) Executes the Code</text:p>
      <text:p text:style-name="NormalWeb"><text:span text:style-name="T503">The<text:s/></text:span><text:span text:style-name="T504">PVM</text:span><text:span text:style-name="T505"><text:s/>reads your bytecode and carries out each instruction step by step.</text:span><text:span text:style-name="T506"><text:line-break/>It tells your computer’s CPU what to do — whether that’s printing text, performing math, or accessing memory.</text:span></text:p>
      <text:p text:style-name="NormalWeb"><text:span text:style-name="T507">You can think of the PVM as the heart of Python — the part that actually<text:s/></text:span><text:span text:style-name="T508">runs</text:span><text:span text:style-name="T509"><text:s/>your program.</text:span></text:p>
      <text:p text:style-name="NormalWeb"><text:span text:style-name="T510">Simplified chain:</text:span></text:p>
      <text:p text:style-name="P511">Your Code → Bytecode → Python Virtual Machine → CPU executes the actions</text:p>
      <text:p text:style-name="P512">And just like that, your “print” command becomes real — text appears on the screen.</text:p>
      <text:p text:style-name="P513">Step 5: Python’s Memory Management (Behind the Magic)</text:p>
      <text:p text:style-name="NormalWeb"><text:span text:style-name="T514">Python also quietly handles memory for you.</text:span><text:span text:style-name="T515"><text:line-break/>When you create variables, lists, or strings, Python automatically decides<text:s/></text:span><text:span text:style-name="T516">where</text:span><text:span text:style-name="T517"><text:s/>to store them in your computer’s memory — and<text:s/></text:span><text:span text:style-name="T518">when</text:span><text:span text:style-name="T519"><text:s/>to remove them when they’re no longer needed.</text:span></text:p>
      <text:p text:style-name="NormalWeb"><text:span text:style-name="T520">This is called<text:s/></text:span><text:span text:style-name="T521">automatic memory management</text:span><text:span text:style-name="T522">, powered by something known as the<text:s/></text:span><text:span text:style-name="T523">garbage collector</text:span><text:span text:style-name="T524">.</text:span><text:span text:style-name="T525"><text:line-break/>So you can focus on writing logic instead of worrying about freeing memory — one of the reasons Python feels so friendly.</text:span></text:p>
      <text:p text:style-name="NormalWeb"><text:span text:style-name="T526">5.</text:span><text:span text:style-name="T527">2</text:span><text:span text:style-name="T528"><text:s/>The Python Ecosystem</text:span></text:p>
      <text:p text:style-name="P529">Python doesn’t work alone. It comes with a huge built-in collection of ready-made code called the Standard Library.<text:line-break/><text:soft-page-break/>Want to handle dates? It’s already there.<text:line-break/>Work with files? Done.<text:line-break/>Build web servers, math tools, random number generators? All included.</text:p>
      <text:p text:style-name="P530">And beyond that, the community has built millions of external libraries — so no matter what you want to create, Python probably already has a tool for it.</text:p>
      <text:p text:style-name="P531">5.3<text:s/>Why Understanding This Matters</text:p>
      <text:p text:style-name="P532">Knowing how Python works behind the scenes helps you become a smarter programmer.</text:p>
      <text:p text:style-name="P533">You start to understand why certain code runs faster, or how errors happen, or what the interpreter is really doing.</text:p>
      <text:p text:style-name="P534">It’s like learning how a car engine works — you don’t need to be a mechanic, but the more you know, the better you can drive.</text:p>
      <text:p text:style-name="P535">5.4<text:s/>In Short</text:p>
      <text:p text:style-name="P536">Here’s the journey your Python code takes every time you hit “Run”:</text:p>
      <text:list text:style-name="LFO1" text:continue-numbering="true">
        <text:list-item>
          <text:list>
            <text:list-item>
              <text:p text:style-name="P537">You write the code.</text:p>
            </text:list-item>
            <text:list-item>
              <text:p text:style-name="P538">The interpreter reads it.</text:p>
            </text:list-item>
            <text:list-item>
              <text:p text:style-name="P539">It’s converted to bytecode.</text:p>
            </text:list-item>
            <text:list-item>
              <text:p text:style-name="P540">The PVM executes it.</text:p>
            </text:list-item>
            <text:list-item>
              <text:p text:style-name="P541"><text:s/>The CPU performs the actions.</text:p>
            </text:list-item>
            <text:list-item>
              <text:p text:style-name="P542">You see the result on screen.</text:p>
            </text:list-item>
          </text:list>
        </text:list-item>
      </text:list>
      <text:p text:style-name="P543">All of that happens in a fraction of a second — and that’s the magic of Python.</text:p>
      <text:list text:style-name="LFO17" text:continue-numbering="true">
        <text:list-item>
          <text:list>
            <text:list-item>
              <text:p text:style-name="P544">Closing for This Section</text:p>
            </text:list-item>
          </text:list>
        </text:list-item>
      </text:list>
      <text:p text:style-name="NormalWeb"><text:span text:style-name="T545">So now you know what happens behind the scenes — from your simple text to actual execution.</text:span><text:span text:style-name="T546"><text:line-break/>The Python interpreter, bytecode, and virtual machine all work together to bring your code to life.</text:span></text:p>
      <text:p text:style-name="NormalWeb"><text:span text:style-name="T547">6</text:span><text:span text:style-name="T548">.</text:span><text:span text:style-name="T549"><text:s/></text:span><text:span text:style-name="T550">What Is an IDE (Integrated Development Environment)?</text:span></text:p>
      <text:p text:style-name="NormalWeb"><text:span text:style-name="T551">So now we know how Python runs our code behind the scenes — from text to machine instructions.</text:span><text:span text:style-name="T552"><text:line-break/>But before we can<text:s/></text:span><text:span text:style-name="T553">write</text:span><text:span text:style-name="T554"><text:s/>and<text:s/></text:span><text:span text:style-name="T555">run</text:span><text:span text:style-name="T556"><text:s/>that code, we need a place to do it.</text:span><text:span text:style-name="T557"><text:line-break/>Not just any text editor — we need something smarter, something built<text:s/></text:span><text:span text:style-name="T558">for<text:s/></text:span><text:soft-page-break/><text:span text:style-name="T559">programming</text:span><text:span text:style-name="T560">.</text:span><text:span text:style-name="T561"><text:line-break/>That’s where an<text:s/></text:span><text:span text:style-name="T562">IDE</text:span><text:span text:style-name="T563"><text:s/>comes in.</text:span></text:p>
      <text:p text:style-name="NormalWeb"><text:span text:style-name="T564">6.1<text:s/></text:span><text:span text:style-name="T565">IDE</text:span><text:span text:style-name="T566"><text:s/></text:span><text:span text:style-name="T567">-<text:s/></text:span><text:span text:style-name="T568">stands for<text:s/></text:span><text:span text:style-name="T569">Integrated Development Environment</text:span><text:span text:style-name="T570">.</text:span><text:span text:style-name="T571"><text:line-break/>It’s a special kind of software that gives programmers everything they need to<text:s/></text:span><text:span text:style-name="T572">write, test, and run code</text:span><text:span text:style-name="T573"><text:s/>— all in one place.</text:span></text:p>
      <text:p text:style-name="P574">Think of it like a workshop for a craftsman.<text:line-break/>Instead of having your tools scattered all over the place, the IDE keeps everything organized — your hammer, screwdriver, measuring tape — all right where you need them.</text:p>
      <text:p text:style-name="P575">In programming, those “tools” are:</text:p>
      <text:list text:style-name="LFO18" text:continue-numbering="true">
        <text:list-item>
          <text:p text:style-name="P576"><text:span text:style-name="T577">A<text:s/></text:span><text:span text:style-name="T578">text editor</text:span><text:span text:style-name="T579"><text:s/>(where you write your code)</text:span></text:p>
        </text:list-item>
        <text:list-item>
          <text:p text:style-name="P580"><text:span text:style-name="T581">A<text:s/></text:span><text:span text:style-name="T582">compiler or interpreter</text:span><text:span text:style-name="T583"><text:s/>(to run your code)</text:span></text:p>
        </text:list-item>
        <text:list-item>
          <text:p text:style-name="P584"><text:span text:style-name="T585">A<text:s/></text:span><text:span text:style-name="T586">debugger</text:span><text:span text:style-name="T587"><text:s/>(to find and fix mistakes)</text:span></text:p>
        </text:list-item>
        <text:list-item>
          <text:p text:style-name="P588">And often extra helpers like syntax highlighting, autocomplete, and error checking.</text:p>
        </text:list-item>
      </text:list>
      <text:p text:style-name="NormalWeb"><text:span text:style-name="T589">6.2<text:s/></text:span><text:span text:style-name="T590">Why IDEs Are So Useful</text:span></text:p>
      <text:p text:style-name="NormalWeb"><text:span text:style-name="T591">Sure, you can technically write Python code in a simple text editor like Notepad.</text:span><text:span text:style-name="T592"><text:line-break/>But imagine trying to build a skyscraper with only a hammer and no blueprint.</text:span><text:span text:style-name="T593"><text:line-break/>It’s possible — but it’s not fun.<text:s/></text:span></text:p>
      <text:p text:style-name="P594">IDEs make programming faster, easier, and more enjoyable by providing:</text:p>
      <text:list text:style-name="LFO15" text:continue-numbering="true">
        <text:list-item>
          <text:p text:style-name="P595"><text:span text:style-name="T596">Syntax Highlighting</text:span><text:span text:style-name="T597"><text:s/>– Your code is color-coded so you can instantly see keywords, strings, and errors.</text:span></text:p>
        </text:list-item>
        <text:list-item>
          <text:p text:style-name="P598"><text:span text:style-name="T599"><text:s/></text:span><text:span text:style-name="T600">Autocomplete</text:span><text:span text:style-name="T601"><text:s/>– The IDE predicts what you’re typing and finishes code for you</text:span></text:p>
        </text:list-item>
        <text:list-item>
          <text:p text:style-name="P602"><text:span text:style-name="T603"><text:s/></text:span><text:span text:style-name="T604">Error Detection</text:span><text:span text:style-name="T605"><text:s/>– It warns you about mistakes before you even run your code.</text:span></text:p>
        </text:list-item>
        <text:list-item>
          <text:p text:style-name="P606"><text:span text:style-name="T607">Built-in Run Button</text:span><text:span text:style-name="T608"><text:s/>– No need to switch windows or type long commands; just press Run and see the result immediately.</text:span></text:p>
        </text:list-item>
        <text:list-item>
          <text:p text:style-name="P609"><text:span text:style-name="T610">Debugger Tools</text:span><text:span text:style-name="T611"><text:s/>– You can pause your program, inspect values, and see exactly where things go wrong.</text:span></text:p>
        </text:list-item>
      </text:list>
      <text:p text:style-name="P612">Analogy</text:p>
      <text:p text:style-name="P613">Think of an IDE like a movie studio for programmers.</text:p>
      <text:list text:style-name="LFO19" text:continue-numbering="true">
        <text:list-item>
          <text:p text:style-name="P614"><text:span text:style-name="T615">The script editor is your<text:s/></text:span><text:span text:style-name="T616">text editor</text:span><text:span text:style-name="T617">.</text:span></text:p>
        </text:list-item>
        <text:list-item>
          <text:p text:style-name="P618"><text:span text:style-name="T619">The director’s monitor is your<text:s/></text:span><text:span text:style-name="T620">debugger</text:span><text:span text:style-name="T621">.</text:span></text:p>
        </text:list-item>
        <text:list-item>
          <text:p text:style-name="P622">The “Run” button is like saying “Action!”<text:line-break/>You can write, film, edit, and watch the result — all in one place.</text:p>
        </text:list-item>
      </text:list>
      <text:h text:style-name="Heading3" text:outline-level="3"><text:span text:style-name="T623">6.3<text:s/></text:span><text:span text:style-name="T624">Popular IDEs for Python</text:span></text:h>
      <text:p text:style-name="P625">There are many great IDEs designed specifically for Python, each with its own style and features:</text:p>
      <text:list text:style-name="LFO20" text:continue-numbering="true">
        <text:list-item>
          <text:p text:style-name="P626"><text:span text:style-name="T627">IDLE</text:span><text:span text:style-name="T628"><text:s/>– Comes built-in with Python. Simple, lightweight, and perfect for beginners.</text:span></text:p>
        </text:list-item>
        <text:list-item>
          <text:p text:style-name="P629"><text:span text:style-name="T630"><text:s/></text:span><text:span text:style-name="T631">PyCharm</text:span><text:span text:style-name="T632"><text:s/>– A professional IDE packed with features for big projects.</text:span></text:p>
        </text:list-item>
        <text:list-item>
          <text:p text:style-name="P633"><text:span text:style-name="T634">Visual Studio Code (VS Code)</text:span><text:span text:style-name="T635"><text:s/>– A favorite among developers; flexible, modern, and supports many languages.</text:span></text:p>
        </text:list-item>
        <text:list-item>
          <text:p text:style-name="P636"><text:span text:style-name="T637"><text:s/></text:span><text:span text:style-name="T638">Jupyter Notebook</text:span><text:span text:style-name="T639"><text:s/>– Ideal for data science and AI, lets you mix code, visuals, and notes all together.</text:span></text:p>
        </text:list-item>
        <text:list-item>
          <text:p text:style-name="P640"><text:span text:style-name="T641">Thonny</text:span><text:span text:style-name="T642"><text:s/>– A clean, beginner-friendly IDE made specifically for learning Python.</text:span></text:p>
        </text:list-item>
      </text:list>
      <text:p text:style-name="NormalWeb"><text:span text:style-name="T643">You can use any of these — they all help you write and run Python code efficiently.</text:span></text:p>
      <text:p text:style-name="NormalWeb"><text:span text:style-name="T644">6.4<text:s/></text:span><text:span text:style-name="T645">How an IDE Works with Python</text:span></text:p>
      <text:p text:style-name="NormalWeb"><text:span text:style-name="T646">When you hit the “Run” button in your IDE, it sends your code directly to the<text:s/></text:span><text:span text:style-name="T647">Python interpreter</text:span><text:span text:style-name="T648"><text:s/>— the same one we talked about earlier.</text:span><text:span text:style-name="T649"><text:line-break/>The IDE acts as a<text:s/></text:span><text:span text:style-name="T650">smart assistant</text:span><text:span text:style-name="T651"><text:s/>that connects you and the interpreter seamlessly.</text:span></text:p>
      <text:p text:style-name="NormalWeb"><text:span text:style-name="T652">It helps you organize your files, manage libraries, and even keep track of multiple projects at once.</text:span><text:span text:style-name="T653"><text:line-break/>That’s why professional developers use IDEs every single day — it saves time and reduces frustration.</text:span></text:p>
      <text:p text:style-name="NormalWeb"><text:span text:style-name="T654">6.5<text:s/></text:span><text:span text:style-name="T655">Why Beginners Should Use an IDE</text:span></text:p>
      <text:p text:style-name="NormalWeb"><text:span text:style-name="T656">When you’re learning Python, an IDE can make the difference between confusion and clarity.</text:span><text:span text:style-name="T657"><text:line-break/>Instead of memorizing complex commands, you can focus on learning the<text:s/></text:span><text:span text:style-name="T658">logic</text:span><text:span text:style-name="T659"><text:s/>of programming.</text:span></text:p>
      <text:p text:style-name="NormalWeb"><text:span text:style-name="T660">It gives you visual feedback, points out errors, and makes your learning experience smooth and interactive.</text:span><text:span text:style-name="T661"><text:line-break/>In short — it lets you focus on<text:s/></text:span><text:span text:style-name="T662">what</text:span><text:span text:style-name="T663"><text:s/>you want to build, not<text:s/></text:span><text:span text:style-name="T664">how</text:span><text:span text:style-name="T665"><text:s/>to make the computer understand it.</text:span></text:p>
      <text:p text:style-name="P666"/>
      <text:soft-page-break/>
      <text:p text:style-name="P667">In Short</text:p>
      <text:p text:style-name="NormalWeb"><text:span text:style-name="T668">An<text:s/></text:span><text:span text:style-name="T669">IDE</text:span><text:span text:style-name="T670"><text:s/>is your coding command center —</text:span><text:span text:style-name="T671"><text:line-break/>a single workspace where you can write, test, debug, and improve your code.</text:span></text:p>
      <text:p text:style-name="P672">It’s where ideas become actual programs.<text:line-break/>And whether you’re a beginner or a professional, an IDE makes coding cleaner, faster, and more enjoyable.</text:p>
      <text:p text:style-name="P673">Closing for This Section</text:p>
      <text:p text:style-name="NormalWeb"><text:span text:style-name="T674">So now that we know what an IDE is — the programmer’s workspace —</text:span><text:span text:style-name="T675"><text:line-break/>the next step is to<text:s/></text:span><text:span text:style-name="T676">choose one and set it up</text:span><text:span text:style-name="T677"><text:s/>so we can start coding in Python for real.</text:span></text:p>
      <text:p text:style-name="NormalWeb"><text:span text:style-name="T678">In the next part, we’ll explore<text:s/></text:span><text:span text:style-name="T679">how to install Python and set up your first IDE</text:span><text:span text:style-name="T680">, so you can begin writing your very first lines of code.</text:span></text:p>
      <text:p text:style-name="P6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Mangal" fo:color="#0F4761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Mangal" fo:color="#0F4761" fo:font-size="13pt" style:font-size-asian="13pt" style:font-size-complex="11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bg" style:country-asian="BG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list-format-name="NLF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list-format-name="NLF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8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list-format-name="NLF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list-format-name="NLF1" style:num-format="1" text:display-levels="2" text:start-value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rian Milushev</dc:creator>
    <meta:creation-date>2025-10-30T07:51:00Z</meta:creation-date>
    <dc:date>2025-10-30T14:21:00Z</dc:date>
    <meta:template xlink:href="Normal.dotm" xlink:type="simple"/>
    <meta:editing-cycles>3</meta:editing-cycles>
    <meta:editing-duration>PT15240S</meta:editing-duration>
    <meta:document-statistic meta:page-count="16" meta:paragraph-count="46" meta:word-count="3472" meta:character-count="23222" meta:row-count="164" meta:non-whitespace-character-count="19796"/>
  </office:meta>
</office:document-meta>
</file>